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6.801cm" fo:margin-left="0cm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2.205cm"/>
    </style:style>
    <style:style style:name="Table2.B" style:family="table-column">
      <style:table-column-properties style:column-width="3.895cm"/>
    </style:style>
    <style:style style:name="Table2.C" style:family="table-column">
      <style:table-column-properties style:column-width="3.801cm"/>
    </style:style>
    <style:style style:name="Table2.D" style:family="table-column">
      <style:table-column-properties style:column-width="3.395cm"/>
    </style:style>
    <style:style style:name="Table2.E" style:family="table-column">
      <style:table-column-properties style:column-width="3.505cm"/>
    </style:style>
    <style:style style:name="Table2.1" style:family="table-row">
      <style:table-row-properties style:min-row-height="0.794cm" fo:background-color="transparent">
        <style:background-image/>
      </style:table-row-properties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fo:padding="0.049cm" fo:border="0.05pt solid #000000" style:writing-mode="page"/>
    </style:style>
    <style:style style:name="Table2.2" style:family="table-row">
      <style:table-row-properties style:min-row-height="0.721cm" fo:background-color="transparent">
        <style:background-image/>
      </style:table-row-properties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4" style:family="table-row">
      <style:table-row-properties fo:background-color="transparent">
        <style:background-image/>
      </style:table-row-properties>
    </style:style>
    <style:style style:name="Table2.5" style:family="table-row">
      <style:table-row-properties fo:background-color="transparent">
        <style:background-image/>
      </style:table-row-properties>
    </style:style>
    <style:style style:name="Table2.6" style:family="table-row">
      <style:table-row-properties fo:background-color="transparent">
        <style:background-image/>
      </style:table-row-properties>
    </style:style>
    <style:style style:name="Table2.7" style:family="table-row">
      <style:table-row-properties fo:background-color="transparent">
        <style:background-image/>
      </style:table-row-properties>
    </style:style>
    <style:style style:name="Table2.8" style:family="table-row">
      <style:table-row-properties fo:background-color="transparent">
        <style:background-image/>
      </style:table-row-properties>
    </style:style>
    <style:style style:name="Table2.9" style:family="table-row">
      <style:table-row-properties fo:background-color="transparent">
        <style:background-image/>
      </style:table-row-properties>
    </style:style>
    <style:style style:name="Table2.10" style:family="table-row">
      <style:table-row-properties fo:background-color="transparent">
        <style:background-image/>
      </style:table-row-properties>
    </style:style>
    <style:style style:name="Table2.11" style:family="table-row">
      <style:table-row-properties fo:background-color="transparent">
        <style:background-image/>
      </style:table-row-properties>
    </style:style>
    <style:style style:name="Table2.12" style:family="table-row">
      <style:table-row-properties fo:background-color="transparent">
        <style:background-image/>
      </style:table-row-properties>
    </style:style>
    <style:style style:name="Table2.13" style:family="table-row">
      <style:table-row-properties fo:background-color="transparent">
        <style:background-image/>
      </style:table-row-properties>
    </style:style>
    <style:style style:name="Table2.14" style:family="table-row">
      <style:table-row-properties fo:background-color="transparent">
        <style:background-image/>
      </style:table-row-properties>
    </style:style>
    <style:style style:name="Table2.15" style:family="table-row">
      <style:table-row-properties fo:background-color="transparent">
        <style:background-image/>
      </style:table-row-properties>
    </style:style>
    <style:style style:name="Table2.16" style:family="table-row">
      <style:table-row-properties fo:background-color="transparent">
        <style:background-image/>
      </style:table-row-properties>
    </style:style>
    <style:style style:name="Table2.17" style:family="table-row">
      <style:table-row-properties fo:background-color="transparent">
        <style:background-image/>
      </style:table-row-properties>
    </style:style>
    <style:style style:name="Table2.18" style:family="table-row">
      <style:table-row-properties fo:background-color="transparent">
        <style:background-image/>
      </style:table-row-properties>
    </style:style>
    <style:style style:name="Table2.19" style:family="table-row">
      <style:table-row-properties fo:background-color="transparent">
        <style:background-image/>
      </style:table-row-properties>
    </style:style>
    <style:style style:name="Table2.20" style:family="table-row">
      <style:table-row-properties fo:background-color="transparent">
        <style:background-image/>
      </style:table-row-properties>
    </style:style>
    <style:style style:name="Table2.21" style:family="table-row">
      <style:table-row-properties fo:background-color="transparent">
        <style:background-image/>
      </style:table-row-properties>
    </style:style>
    <style:style style:name="Table2.22" style:family="table-row">
      <style:table-row-properties fo:background-color="transparent">
        <style:background-image/>
      </style:table-row-properties>
    </style:style>
    <style:style style:name="Table2.23" style:family="table-row">
      <style:table-row-properties fo:background-color="transparent">
        <style:background-image/>
      </style:table-row-properties>
    </style:style>
    <style:style style:name="Table2.24" style:family="table-row">
      <style:table-row-properties fo:background-color="transparent">
        <style:background-image/>
      </style:table-row-properties>
    </style:style>
    <style:style style:name="Table2.25" style:family="table-row">
      <style:table-row-properties fo:background-color="transparent">
        <style:background-image/>
      </style:table-row-properties>
    </style:style>
    <style:style style:name="Table2.26" style:family="table-row">
      <style:table-row-properties fo:background-color="transparent">
        <style:background-image/>
      </style:table-row-properties>
    </style:style>
    <style:style style:name="Table2.27" style:family="table-row">
      <style:table-row-properties fo:background-color="transparent">
        <style:background-image/>
      </style:table-row-properties>
    </style:style>
    <style:style style:name="Table2.28" style:family="table-row">
      <style:table-row-properties fo:background-color="transparent">
        <style:background-image/>
      </style:table-row-properties>
    </style:style>
    <style:style style:name="Table2.29" style:family="table-row">
      <style:table-row-properties fo:background-color="transparent">
        <style:background-image/>
      </style:table-row-properties>
    </style:style>
    <style:style style:name="Table2.30" style:family="table-row">
      <style:table-row-properties fo:background-color="transparent">
        <style:background-image/>
      </style:table-row-properties>
    </style:style>
    <style:style style:name="Table2.31" style:family="table-row">
      <style:table-row-properties fo:background-color="transparent">
        <style:background-image/>
      </style:table-row-properties>
    </style:style>
    <style:style style:name="Table2.32" style:family="table-row">
      <style:table-row-properties fo:background-color="transparent">
        <style:background-image/>
      </style:table-row-properties>
    </style:style>
    <style:style style:name="Table2.33" style:family="table-row">
      <style:table-row-properties fo:background-color="transparent">
        <style:background-image/>
      </style:table-row-properties>
    </style:style>
    <style:style style:name="Table2.34" style:family="table-row">
      <style:table-row-properties fo:background-color="transparent">
        <style:background-image/>
      </style:table-row-properties>
    </style:style>
    <style:style style:name="Table2.35" style:family="table-row">
      <style:table-row-properties fo:background-color="transparent">
        <style:background-image/>
      </style:table-row-properties>
    </style:style>
    <style:style style:name="Table2.36" style:family="table-row">
      <style:table-row-properties fo:background-color="transparent">
        <style:background-image/>
      </style:table-row-properties>
    </style:style>
    <style:style style:name="Table2.37" style:family="table-row">
      <style:table-row-properties fo:background-color="transparent">
        <style:background-image/>
      </style:table-row-properties>
    </style:style>
    <style:style style:name="Table2.38" style:family="table-row">
      <style:table-row-properties fo:background-color="transparent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3" style:font-size-complex="14pt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3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/>
      <style:text-properties fo:color="#ff0000" loext:opacity="100%" style:font-name="Times New Roman3" fo:font-size="14pt" fo:language="ru" fo:country="RU" officeooo:rsid="0012d0fd" officeooo:paragraph-rsid="0044ad1b" style:font-size-asian="14pt" style:language-asian="ru" style:country-asian="RU" style:font-name-complex="Times New Roman1" style:font-size-complex="14pt" style:language-complex="ar" style:country-complex="SA"/>
    </style:style>
    <style:style style:name="P13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3fa15a" officeooo:paragraph-rsid="0044ad1b" style:font-size-asian="12pt" style:font-size-complex="12pt"/>
    </style:style>
    <style:style style:name="P14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40b145" style:font-size-asian="12pt" style:font-size-complex="12pt"/>
    </style:style>
    <style:style style:name="P15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4e9274" style:font-size-asian="12pt" style:font-size-complex="12pt"/>
    </style:style>
    <style:style style:name="P16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4f9510" style:font-size-asian="12pt" style:font-size-complex="12pt"/>
    </style:style>
    <style:style style:name="P17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4a0567" style:font-size-asian="12pt" style:font-size-complex="12pt"/>
    </style:style>
    <style:style style:name="P18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7510d4" style:font-size-asian="12pt" style:font-size-complex="12pt"/>
    </style:style>
    <style:style style:name="P19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777b57" style:font-size-asian="12pt" style:font-size-complex="12pt"/>
    </style:style>
    <style:style style:name="P20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782f4a" style:font-size-asian="12pt" style:font-size-complex="12pt"/>
    </style:style>
    <style:style style:name="P21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790c94" style:font-size-asian="12pt" style:font-size-complex="12pt"/>
    </style:style>
    <style:style style:name="P22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7bc44e" style:font-size-asian="12pt" style:font-size-complex="12pt"/>
    </style:style>
    <style:style style:name="P23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7cbea2" style:font-size-asian="12pt" style:font-size-complex="12pt"/>
    </style:style>
    <style:style style:name="P24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7ce03f" style:font-size-asian="12pt" style:font-size-complex="12pt"/>
    </style:style>
    <style:style style:name="P25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7e9c1a" style:font-size-asian="12pt" style:font-size-complex="12pt"/>
    </style:style>
    <style:style style:name="P26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8078ee" style:font-size-asian="12pt" style:font-size-complex="12pt"/>
    </style:style>
    <style:style style:name="P27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815161" style:font-size-asian="12pt" style:font-size-complex="12pt"/>
    </style:style>
    <style:style style:name="P28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848e95" style:font-size-asian="12pt" style:font-size-complex="12pt"/>
    </style:style>
    <style:style style:name="P29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84f369" style:font-size-asian="12pt" style:font-size-complex="12pt"/>
    </style:style>
    <style:style style:name="P30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866383" style:font-size-asian="12pt" style:font-size-complex="12pt"/>
    </style:style>
    <style:style style:name="P31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87fc9d" style:font-size-asian="12pt" style:font-size-complex="12pt"/>
    </style:style>
    <style:style style:name="P32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0b145" officeooo:paragraph-rsid="0089e829" style:font-size-asian="12pt" style:font-size-complex="12pt"/>
    </style:style>
    <style:style style:name="P33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146c1" officeooo:paragraph-rsid="004146c1" style:font-size-asian="12pt" style:font-size-complex="12pt"/>
    </style:style>
    <style:style style:name="P34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4ad1b" officeooo:paragraph-rsid="0044ad1b" style:font-size-asian="12pt" style:font-size-complex="12pt"/>
    </style:style>
    <style:style style:name="P35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4ad1b" officeooo:paragraph-rsid="004a0567" style:font-size-asian="12pt" style:font-size-complex="12pt"/>
    </style:style>
    <style:style style:name="P36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4ad1b" officeooo:paragraph-rsid="004e9274" style:font-size-asian="12pt" style:font-size-complex="12pt"/>
    </style:style>
    <style:style style:name="P37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aa387" officeooo:paragraph-rsid="004aa387" style:font-size-asian="12pt" style:font-size-complex="12pt"/>
    </style:style>
    <style:style style:name="P38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e9274" officeooo:paragraph-rsid="004e9274" style:font-size-asian="12pt" style:font-size-complex="12pt"/>
    </style:style>
    <style:style style:name="P39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4f9510" officeooo:paragraph-rsid="004f9510" style:font-size-asian="12pt" style:font-size-complex="12pt"/>
    </style:style>
    <style:style style:name="P40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502d28" officeooo:paragraph-rsid="00502d28" style:font-size-asian="12pt" style:font-size-complex="12pt"/>
    </style:style>
    <style:style style:name="P41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511df7" officeooo:paragraph-rsid="00511df7" style:font-size-asian="12pt" style:font-size-complex="12pt"/>
    </style:style>
    <style:style style:name="P42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73aa9e" officeooo:paragraph-rsid="0073aa9e" style:font-size-asian="12pt" style:font-size-complex="12pt"/>
    </style:style>
    <style:style style:name="P43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73aa9e" officeooo:paragraph-rsid="0074c272" style:font-size-asian="12pt" style:font-size-complex="12pt"/>
    </style:style>
    <style:style style:name="P44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74c272" officeooo:paragraph-rsid="007510d4" style:font-size-asian="12pt" style:font-size-complex="12pt"/>
    </style:style>
    <style:style style:name="P45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7510d4" officeooo:paragraph-rsid="007510d4" style:font-size-asian="12pt" style:font-size-complex="12pt"/>
    </style:style>
    <style:style style:name="P46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75639f" officeooo:paragraph-rsid="0075639f" style:font-size-asian="12pt" style:font-size-complex="12pt"/>
    </style:style>
    <style:style style:name="P47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75639f" officeooo:paragraph-rsid="00772529" style:font-size-asian="12pt" style:font-size-complex="12pt"/>
    </style:style>
    <style:style style:name="P48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772529" officeooo:paragraph-rsid="00772529" style:font-size-asian="12pt" style:font-size-complex="12pt"/>
    </style:style>
    <style:style style:name="P49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772529" officeooo:paragraph-rsid="00782f4a" style:font-size-asian="12pt" style:font-size-complex="12pt"/>
    </style:style>
    <style:style style:name="P50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fo:font-size="12pt" officeooo:rsid="00772529" officeooo:paragraph-rsid="00790c94" style:font-size-asian="12pt" style:font-size-complex="12pt"/>
    </style:style>
    <style:style style:name="P51" style:family="paragraph" style:parent-style-name="Text_20_body">
      <style:text-properties officeooo:rsid="000ef043" officeooo:paragraph-rsid="000ef043"/>
    </style:style>
    <style:style style:name="P5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style:use-window-font-color="true" loext:opacity="0%" style:font-name="Times New Roman3" officeooo:rsid="003e05bc" officeooo:paragraph-rsid="003e05bc" style:font-size-complex="14pt"/>
    </style:style>
    <style:style style:name="P53" style:family="paragraph" style:parent-style-name="Standard">
      <style:paragraph-properties fo:margin-left="0cm" fo:margin-right="0cm" fo:line-height="150%" fo:text-indent="0cm" style:auto-text-indent="false" style:writing-mode="lr-tb"/>
      <style:text-properties style:use-window-font-color="true" loext:opacity="0%" style:font-name="Times New Roman3" fo:font-size="14pt" fo:language="ru" fo:country="RU" officeooo:rsid="0012d0fd" officeooo:paragraph-rsid="0044ad1b" style:font-size-asian="14pt" style:language-asian="ru" style:country-asian="RU" style:font-name-complex="Times New Roman1" style:font-size-complex="14pt" style:language-complex="ar" style:country-complex="SA"/>
    </style:style>
    <style:style style:name="P54" style:family="paragraph" style:parent-style-name="Text_20_body">
      <style:paragraph-properties fo:margin-left="0cm" fo:margin-right="0cm" fo:line-height="150%" fo:text-indent="0cm" style:auto-text-indent="false" style:writing-mode="lr-tb"/>
      <style:text-properties style:use-window-font-color="true" loext:opacity="0%" style:font-name="Times New Roman3" fo:font-size="14pt" fo:language="ru" fo:country="RU" officeooo:rsid="0013326f" officeooo:paragraph-rsid="008c729e" style:font-size-asian="14pt" style:language-asian="ru" style:country-asian="RU" style:font-name-complex="Times New Roman1" style:font-size-complex="14pt" style:language-complex="ar" style:country-complex="SA"/>
    </style:style>
    <style:style style:name="P55" style:family="paragraph" style:parent-style-name="Text_20_body">
      <style:paragraph-properties fo:margin-left="0cm" fo:margin-right="0cm" fo:line-height="150%" fo:text-indent="0cm" style:auto-text-indent="false" style:writing-mode="lr-tb"/>
      <style:text-properties style:use-window-font-color="true" loext:opacity="0%" style:font-name="Times New Roman3" fo:font-size="14pt" fo:language="ru" fo:country="RU" officeooo:rsid="000ef043" officeooo:paragraph-rsid="008c729e" style:font-size-asian="14pt" style:language-asian="ru" style:country-asian="RU" style:font-name-complex="Times New Roman1" style:font-size-complex="14pt" style:language-complex="ar" style:country-complex="SA"/>
    </style:style>
    <style:style style:name="P56" style:family="paragraph" style:parent-style-name="Standard">
      <style:text-properties style:use-window-font-color="true" loext:opacity="0%" style:font-name="Times New Roman3" fo:font-size="14pt" fo:language="ru" fo:country="RU" officeooo:rsid="000ef043" style:font-size-asian="14pt" style:language-asian="ru" style:country-asian="RU" style:font-name-complex="Times New Roman1" style:font-size-complex="12pt" style:language-complex="ar" style:country-complex="SA"/>
    </style:style>
    <style:style style:name="P57" style:family="paragraph" style:parent-style-name="Standard">
      <style:text-properties style:use-window-font-color="true" loext:opacity="0%" style:font-name="Times New Roman3" fo:font-size="14pt" fo:language="ru" fo:country="RU" officeooo:rsid="000ef043" officeooo:paragraph-rsid="006e98f4" style:font-size-asian="14pt" style:language-asian="ru" style:country-asian="RU" style:font-name-complex="Times New Roman1" style:font-size-complex="12pt" style:language-complex="ar" style:country-complex="SA"/>
    </style:style>
    <style:style style:name="P58" style:family="paragraph" style:parent-style-name="Standard">
      <style:paragraph-properties fo:margin-left="0cm" fo:margin-right="0cm" fo:line-height="150%" fo:text-indent="0cm" style:auto-text-indent="false" style:writing-mode="lr-tb"/>
      <style:text-properties style:use-window-font-color="true" loext:opacity="0%" officeooo:rsid="003fa15a" officeooo:paragraph-rsid="0044ad1b"/>
    </style:style>
    <style:style style:name="P59" style:family="paragraph" style:parent-style-name="Листинг">
      <style:text-properties style:use-window-font-color="true" loext:opacity="0%" officeooo:rsid="00136246" officeooo:paragraph-rsid="005a783a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18933d" officeooo:paragraph-rsid="005f8a93"/>
    </style:style>
    <style:style style:name="P61" style:family="paragraph" style:parent-style-name="Standard">
      <style:text-properties officeooo:rsid="0018933d" officeooo:paragraph-rsid="005a783a"/>
    </style:style>
    <style:style style:name="P62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2pt" officeooo:rsid="00777b57" officeooo:paragraph-rsid="00777b57" style:font-size-asian="12pt" style:font-size-complex="12pt"/>
    </style:style>
    <style:style style:name="P63" style:family="paragraph" style:parent-style-name="Table_20_Contents">
      <loext:graphic-properties draw:fill-gradient-name="gradient" draw:fill-hatch-name="hatch"/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2pt" officeooo:rsid="00511df7" officeooo:paragraph-rsid="00511df7" style:font-size-asian="12pt" style:font-size-complex="12pt"/>
    </style:style>
    <style:style style:name="P64" style:family="paragraph" style:parent-style-name="Text_20_body">
      <style:text-properties officeooo:rsid="00579b63" officeooo:paragraph-rsid="006805d5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rsid="00579b63" officeooo:paragraph-rsid="006805d5"/>
    </style:style>
    <style:style style:name="P66" style:family="paragraph" style:parent-style-name="Text_20_body">
      <style:text-properties officeooo:rsid="00579b63" officeooo:paragraph-rsid="006ca057"/>
    </style:style>
    <style:style style:name="P67" style:family="paragraph" style:parent-style-name="Text_20_body">
      <style:text-properties officeooo:rsid="006a0429" officeooo:paragraph-rsid="006a0429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paragraph-rsid="006e98f4"/>
    </style:style>
    <style:style style:name="P69" style:family="paragraph" style:parent-style-name="Text_20_body">
      <style:text-properties officeooo:rsid="00714cb4" officeooo:paragraph-rsid="00714cb4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officeooo:rsid="0073aa9e" officeooo:paragraph-rsid="0073aa9e"/>
    </style:style>
    <style:style style:name="P71" style:family="paragraph" style:parent-style-name="Text_20_body">
      <style:text-properties officeooo:rsid="006805d5" officeooo:paragraph-rsid="006805d5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style:use-window-font-color="true" loext:opacity="0%" style:font-name="Times New Roman3" fo:font-size="14pt" fo:language="ru" fo:country="RU" officeooo:rsid="00576de0" officeooo:paragraph-rsid="006805d5" style:font-size-asian="14pt" style:language-asian="ru" style:country-asian="RU" style:font-name-complex="Times New Roman1" style:font-size-complex="14pt" style:language-complex="ar" style:country-complex="SA"/>
    </style:style>
    <style:style style:name="P73" style:family="paragraph" style:parent-style-name="Heading_20_1">
      <style:paragraph-properties fo:break-before="page"/>
      <style:text-properties officeooo:paragraph-rsid="003724e9"/>
    </style:style>
    <style:style style:name="P74" style:family="paragraph" style:parent-style-name="Heading_20_1">
      <style:paragraph-properties fo:break-before="page"/>
      <style:text-properties style:use-window-font-color="true" loext:opacity="0%" officeooo:rsid="00136246" officeooo:paragraph-rsid="005a783a"/>
    </style:style>
    <style:style style:name="P75" style:family="paragraph" style:parent-style-name="Heading_20_2">
      <style:paragraph-properties fo:break-before="page"/>
    </style:style>
    <style:style style:name="P7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Courier New" fo:font-size="11pt" officeooo:rsid="0018933d" officeooo:paragraph-rsid="005f8a93" style:font-size-asian="9.60000038146973pt" style:font-size-complex="11pt"/>
    </style:style>
    <style:style style:name="P78" style:family="paragraph" style:parent-style-name="Standard">
      <style:text-properties style:use-window-font-color="true" loext:opacity="0%" officeooo:rsid="00136246" officeooo:paragraph-rsid="00911727"/>
    </style:style>
    <style:style style:name="P79" style:family="paragraph" style:parent-style-name="Standard">
      <style:text-properties style:use-window-font-color="true" loext:opacity="0%" officeooo:rsid="00911727" officeooo:paragraph-rsid="00911727"/>
    </style:style>
    <style:style style:name="P80" style:family="paragraph" style:parent-style-name="Standard">
      <style:text-properties style:use-window-font-color="true" loext:opacity="0%" style:font-name="Courier New" fo:font-size="11pt" officeooo:rsid="00911727" officeooo:paragraph-rsid="00911727" style:font-size-asian="11pt" style:font-size-complex="11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Courier New" fo:font-size="11pt" officeooo:rsid="0018933d" officeooo:paragraph-rsid="005f8a93" style:font-size-asian="11pt" style:font-size-complex="11pt"/>
    </style:style>
    <style:style style:name="P82" style:family="paragraph" style:parent-style-name="Листинг">
      <style:text-properties style:use-window-font-color="true" loext:opacity="0%" officeooo:rsid="0018933d" officeooo:paragraph-rsid="005a783a"/>
    </style:style>
    <style:style style:name="P83" style:family="paragraph" style:parent-style-name="Листинг">
      <style:text-properties style:use-window-font-color="true" loext:opacity="0%" style:font-name="Courier New" fo:font-size="11pt" officeooo:rsid="0018933d" officeooo:paragraph-rsid="005a783a" style:font-size-asian="11pt" style:font-size-complex="11pt"/>
    </style:style>
    <style:style style:name="T1" style:family="text">
      <style:text-properties fo:text-transform="uppercas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style:font-name="Times New Roman3" fo:font-size="14pt" fo:language="ru" fo:country="RU" officeooo:rsid="0012d0fd" style:font-size-asian="14pt" style:language-asian="ru" style:country-asian="RU" style:font-name-complex="Times New Roman1" style:font-size-complex="14pt" style:language-complex="ar" style:country-complex="SA"/>
    </style:style>
    <style:style style:name="T5" style:family="text">
      <style:text-properties style:font-name="Times New Roman3" fo:font-size="14pt" fo:language="ru" fo:country="RU" officeooo:rsid="00576de0" style:font-size-asian="14pt" style:language-asian="ru" style:country-asian="RU" style:font-name-complex="Times New Roman1" style:font-size-complex="14pt" style:language-complex="ar" style:country-complex="SA"/>
    </style:style>
    <style:style style:name="T6" style:family="text">
      <style:text-properties style:font-name="Times New Roman3" fo:font-size="14pt" fo:language="ru" fo:country="RU" officeooo:rsid="0073aa9e" style:font-size-asian="14pt" style:language-asian="ru" style:country-asian="RU" style:font-name-complex="Times New Roman1" style:font-size-complex="14pt" style:language-complex="ar" style:country-complex="SA"/>
    </style:style>
    <style:style style:name="T7" style:family="text">
      <style:text-properties style:font-name="Times New Roman3" style:font-size-complex="14pt"/>
    </style:style>
    <style:style style:name="T8" style:family="text">
      <style:text-properties fo:color="#ff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9" style:family="text">
      <style:text-properties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0" style:family="text">
      <style:text-properties fo:font-variant="normal" fo:text-transform="non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5a783a"/>
    </style:style>
    <style:style style:name="T13" style:family="text">
      <style:text-properties officeooo:rsid="001b2153"/>
    </style:style>
    <style:style style:name="T14" style:family="text">
      <style:text-properties style:use-window-font-color="true" loext:opacity="0%" style:font-name="Times New Roman3" fo:font-size="14pt" fo:language="ru" fo:country="RU" fo:font-weight="bold" fo:background-color="transparent" loext:char-shading-value="0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5" style:family="text">
      <style:text-properties style:use-window-font-color="true" loext:opacity="0%" style:font-name="Times New Roman3" fo:font-size="14pt" fo:language="ru" fo:country="RU" fo:font-weight="bold" officeooo:rsid="006805d5" fo:background-color="transparent" loext:char-shading-value="0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6" style:family="text">
      <style:text-properties style:use-window-font-color="true" loext:opacity="0%" style:font-name="Times New Roman3" fo:font-size="14pt" fo:language="ru" fo:country="RU" fo:font-weight="bold" officeooo:rsid="003e05bc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7" style:family="text">
      <style:text-properties style:use-window-font-color="true" loext:opacity="0%" style:font-name="Times New Roman3" officeooo:rsid="003e05bc" style:font-size-complex="14pt"/>
    </style:style>
    <style:style style:name="T18" style:family="text">
      <style:text-properties officeooo:rsid="003fa15a"/>
    </style:style>
    <style:style style:name="T19" style:family="text">
      <style:text-properties officeooo:rsid="0040b145"/>
    </style:style>
    <style:style style:name="T20" style:family="text">
      <style:text-properties officeooo:rsid="00467fc3"/>
    </style:style>
    <style:style style:name="T21" style:family="text">
      <style:text-properties officeooo:rsid="004a0567"/>
    </style:style>
    <style:style style:name="T22" style:family="text">
      <style:text-properties officeooo:rsid="004aa387"/>
    </style:style>
    <style:style style:name="T23" style:family="text">
      <style:text-properties officeooo:rsid="004d9d82"/>
    </style:style>
    <style:style style:name="T24" style:family="text">
      <style:text-properties officeooo:rsid="004e9274"/>
    </style:style>
    <style:style style:name="T25" style:family="text">
      <style:text-properties officeooo:rsid="00579b63"/>
    </style:style>
    <style:style style:name="T26" style:family="text">
      <style:text-properties officeooo:rsid="005a783a"/>
    </style:style>
    <style:style style:name="T27" style:family="text">
      <style:text-properties officeooo:rsid="000ef043"/>
    </style:style>
    <style:style style:name="T28" style:family="text">
      <style:text-properties officeooo:rsid="006805d5"/>
    </style:style>
    <style:style style:name="T29" style:family="text">
      <style:text-properties officeooo:rsid="006af0a5"/>
    </style:style>
    <style:style style:name="T30" style:family="text">
      <style:text-properties officeooo:rsid="006ca057"/>
    </style:style>
    <style:style style:name="T31" style:family="text">
      <style:text-properties officeooo:rsid="006e98f4"/>
    </style:style>
    <style:style style:name="T32" style:family="text">
      <style:text-properties officeooo:rsid="006f50e6"/>
    </style:style>
    <style:style style:name="T33" style:family="text">
      <style:text-properties officeooo:rsid="00709ad1"/>
    </style:style>
    <style:style style:name="T34" style:family="text">
      <style:text-properties officeooo:rsid="00714cb4"/>
    </style:style>
    <style:style style:name="T35" style:family="text">
      <style:text-properties officeooo:rsid="00716373"/>
    </style:style>
    <style:style style:name="T36" style:family="text">
      <style:text-properties fo:font-size="14pt" officeooo:rsid="00716373" style:font-size-asian="12.25pt" style:font-size-complex="14pt"/>
    </style:style>
    <style:style style:name="T37" style:family="text">
      <style:text-properties officeooo:rsid="0072d901"/>
    </style:style>
    <style:style style:name="T38" style:family="text">
      <style:text-properties officeooo:rsid="0073aa9e"/>
    </style:style>
    <style:style style:name="T39" style:family="text">
      <style:text-properties officeooo:rsid="0074c272"/>
    </style:style>
    <style:style style:name="T40" style:family="text">
      <style:text-properties officeooo:rsid="007510d4"/>
    </style:style>
    <style:style style:name="T41" style:family="text">
      <style:text-properties officeooo:rsid="00772529"/>
    </style:style>
    <style:style style:name="T42" style:family="text">
      <style:text-properties officeooo:rsid="00911727"/>
    </style:style>
    <style:style style:name="T43" style:family="text">
      <style:text-properties style:font-name="Courier New" fo:font-size="11pt" style:font-size-asian="11pt" style:font-size-complex="11pt"/>
    </style:style>
    <style:style style:name="T44" style:family="text">
      <style:text-properties officeooo:rsid="0091ed09"/>
    </style:style>
    <style:style style:name="T45" style:family="text">
      <style:text-properties officeooo:rsid="0092fc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9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Book_20_Title"><text:span text:style-name="T1">отчет</text:span></text:span></text:p>
      <text:p text:style-name="P2"><text:span text:style-name="T2">по лабораторной работе</text:span><text:span text:style-name="T8"> </text:span><text:span text:style-name="T14">№</text:span><text:span text:style-name="T15">2</text:span></text:p>
      <text:p text:style-name="P2"><text:span text:style-name="T2">по дисциплине </text:span><text:span text:style-name="T9">«</text:span><text:span text:style-name="T16">Организация ЭВМ и систем</text:span><text:span text:style-name="T9">»</text:span></text:p>
      <text:p text:style-name="P2"><text:span text:style-name="Book_20_Title"><text:span text:style-name="T10">Тема: Изучение режимов адресации и формирования исполнительного адреса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7">Студент гр. </text:span><text:span text:style-name="T17">1383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52">Малых А.А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52">Ефремов М.А.</text:p>
          </table:table-cell>
        </table:table-row>
      </table:table>
      <text:p text:style-name="P7"/>
      <text:p text:style-name="P7"/>
      <text:p text:style-name="P7">Санкт-Петербург</text:p>
      <text:p text:style-name="P8">20<text:span text:style-name="T18">22</text:span></text:p>
      <text:h text:style-name="P75" text:outline-level="2">Цель работы.</text:h>
      <text:p text:style-name="P68"><text:tab/><text:span text:style-name="T31">Изучить различные режимы адресации и формирование исполнительного адреса <text:s/>на языке Ассемлера.</text:span></text:p>
      <text:p text:style-name="P51"/>
      <text:h text:style-name="Heading_20_2" text:outline-level="2">Задание.</text:h>
      <text:p text:style-name="P57"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 В программу введен ряд ошибок, которые необходимо объяснить в отчете по работе, а соответствующие команды закомментировать для прохождения трансляции. </text:p>
      <text:p text:style-name="P57">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 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 </text:p>
      <text:p text:style-name="P57">Порядок выполнения работы. </text:p>
      <text:p text:style-name="P57">1. Получить у преподавателя вариант набора значений исходных данных (массивов) vec1, vec2 и matr из файла lr2.dat, приведенного в каталоге Задания и занести свои данные вместо значений, указанных в приведенной ниже программе.</text:p>
      <text:p text:style-name="P57">2. Протранслировать программу с созданием файла диагностических сообщений; объяснить обнаруженные ошибки и закомментировать соответствующие операторы в тексте программы.</text:p>
      <text:p text:style-name="P57">3. Снова протранслировать программу и скомпоновать загрузочный модуль.</text:p>
      <text:p text:style-name="P57"><text:soft-page-break/>4. Выполнить программу в пошаговом режиме под управлением отладчика с фиксацией содержимого используемых регистров и ячеек памяти до и после выполнения команды.</text:p>
      <text:p text:style-name="P57">5. Результаты прогона программы под управлением отладчика должны быть подписаны преподавателем и представлены в отчете.</text:p>
      <text:p text:style-name="P56"/>
      <text:h text:style-name="Heading_20_2" text:outline-level="2">Выполнение работы.</text:h>
      <text:p text:style-name="P71"><text:tab/>Был получен листинг программы. Исправлены следующие ошибки.</text:p>
      <text:p text:style-name="P65"><text:span text:style-name="T28"><text:tab/>Строка 41 error A2052: Improper operand type;</text:span> <text:s/><text:span text:style-name="T28">mov mem3, [bx]</text:span></text:p>
      <text:p text:style-name="P64"><text:tab/><text:span text:style-name="T29">Неправильный тип операндов. Нельзя, чтобы оба операнда являлись областями памяти. </text:span></text:p>
      <text:p text:style-name="P67">Строка 48 warning A4031: Operand types must match; <text:span text:style-name="T29"><text:s/>mov cx,vec2[di]</text:span></text:p>
      <text:p text:style-name="P64"><text:tab/><text:span text:style-name="T29">Тип операндов не совпадает. Регистр cx имеет длину 16 бит, а элемент массива vec2 имеет длину 1 байт.</text:span></text:p>
      <text:p text:style-name="P64"><text:span text:style-name="T30">Строка 52 </text:span>warning A4031: Operand types must match; <text:span text:style-name="T30">mov ax, matr[bx][di]</text:span></text:p>
      <text:p text:style-name="P66"><text:tab/><text:span text:style-name="T29">Тип операндов не совпадает. Регистр cx имеет длину 16 бит, а элемент массива </text:span><text:span text:style-name="T30">matr</text:span><text:span text:style-name="T29"> имеет длину 1 байт.</text:span></text:p>
      <text:p text:style-name="P66"><text:span text:style-name="T30">Строка 53 </text:span>error A2055: Illegal register value; mov ax; matr[bx*4][di]</text:p>
      <text:p text:style-name="P66"><text:tab/><text:span text:style-name="T30">Неразрешенное значение регистра. </text:span><text:span text:style-name="T32">Нельзя масштабировать базовый регистр. Нужно масштабировать только индексный.</text:span></text:p>
      <text:p text:style-name="P66"><text:span text:style-name="T33">Строка 72 </text:span>error A2046: Multiple base registers; mov ax,matr[bp+bx]</text:p>
      <text:p text:style-name="P66"><text:tab/><text:span text:style-name="T34">Нельзя использовать несколько базовых регистров для адресации.</text:span></text:p>
      <text:p text:style-name="P69">Строка <text:span text:style-name="T37">73</text:span> <text:s/><text:span text:style-name="T25">error A2046: Multiple base registers; </text:span>mov ax, matr[bp+di+si]</text:p>
      <text:p text:style-name="P66"><text:tab/><text:span text:style-name="T35">Нельзя использовать несколько индексных регистров </text:span><text:span text:style-name="T36">для базово-индексной адресации.</text:span></text:p>
      <text:p text:style-name="P70"><text:tab/>После исправления данных ошибок программа была успешно протранслирована, <text:span text:style-name="T45">скомпонована и прогнана в отладчике. Результаты прогона приведены в таблице 1.</text:span></text:p>
      <text:p text:style-name="P72"><text:soft-page-break/></text:p>
      <text:p text:style-name="P53"/>
      <text:p text:style-name="P58"><text:span text:style-name="T4">Т</text:span><text:span text:style-name="T3">аблица </text:span><text:span text:style-name="T6">1 </text:span><text:span text:style-name="T3">— Результаты прогона программы </text:span><text:span text:style-name="T6">lab2</text:span><text:span text:style-name="T3">.</text:span><text:span text:style-name="T5">asm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13">Адрес Команды</text:p>
          </table:table-cell>
          <table:table-cell table:style-name="Table2.A1" table:number-rows-spanned="2" office:value-type="string">
            <text:p text:style-name="P13"><text:s/>Символический</text:p>
            <text:p text:style-name="P13"><text:s/>код команды</text:p>
          </table:table-cell>
          <table:table-cell table:style-name="Table2.A1" table:number-rows-spanned="2" office:value-type="string">
            <text:p text:style-name="P13">16-ричный</text:p>
            <text:p text:style-name="P13">код команды</text:p>
          </table:table-cell>
          <table:table-cell table:style-name="Table2.D1" table:number-columns-spanned="2" office:value-type="string">
            <text:p text:style-name="P13">Содержимое регистров и ячеек памяти</text:p>
          </table:table-cell>
          <table:covered-table-cell/>
        </table:table-row>
        <table:table-row table:style-name="Table2.2">
          <table:covered-table-cell table:style-name="Table2.A2"/>
          <table:covered-table-cell table:style-name="Table2.A2"/>
          <table:covered-table-cell table:style-name="Table2.A2"/>
          <table:table-cell table:style-name="Table2.A2" office:value-type="string">
            <text:p text:style-name="P13">До выполнения</text:p>
          </table:table-cell>
          <table:table-cell table:style-name="Table2.E2" office:value-type="string">
            <text:p text:style-name="P13">После выполнения</text:p>
          </table:table-cell>
        </table:table-row>
        <table:table-row table:style-name="Table2.3">
          <table:table-cell table:style-name="Table2.A2" office:value-type="string">
            <text:p text:style-name="P14">00<text:span text:style-name="T22">0</text:span><text:span text:style-name="T38">0</text:span></text:p>
          </table:table-cell>
          <table:table-cell table:style-name="Table2.A2" office:value-type="string">
            <text:p text:style-name="P37">Push ds</text:p>
          </table:table-cell>
          <table:table-cell table:style-name="Table2.A2" office:value-type="string">
            <text:p text:style-name="P37">1E</text:p>
          </table:table-cell>
          <table:table-cell table:style-name="Table2.A2" office:value-type="string">
            <text:p text:style-name="P34"><text:span text:style-name="T21">(</text:span><text:span text:style-name="T24">C</text:span><text:span text:style-name="T21">S) =</text:span> <text:span text:style-name="T20">1A0A</text:span></text:p>
            <text:p text:style-name="P34"><text:span text:style-name="T21">(DS)</text:span> <text:span text:style-name="T21">=</text:span> 19F5</text:p>
            <text:p text:style-name="P34"><text:span text:style-name="T21">(ES) =</text:span> 19F5</text:p>
            <text:p text:style-name="P35"><text:span text:style-name="T21">(</text:span><text:span text:style-name="T24">S</text:span><text:span text:style-name="T21">S) </text:span><text:span text:style-name="T23">=</text:span> 1A0<text:span text:style-name="T23">5</text:span></text:p>
            <text:p text:style-name="P38">(SP) = 0018</text:p>
            <text:p text:style-name="P14"><text:span text:style-name="T21">(IP) =</text:span> 00<text:span text:style-name="T24">0</text:span><text:span text:style-name="T38">0</text:span></text:p>
          </table:table-cell>
          <table:table-cell table:style-name="Table2.E2" office:value-type="string">
            <text:p text:style-name="P36"><text:span text:style-name="T21">(DS)</text:span> <text:span text:style-name="T21">=</text:span> 19F5</text:p>
            <text:p text:style-name="P38">(SP) = 0016</text:p>
            <text:p text:style-name="P17"><text:span text:style-name="T21">(IP) =</text:span> 00<text:span text:style-name="T24">0</text:span><text:span text:style-name="T38">1</text:span></text:p>
            <text:p text:style-name="P42">Stack:</text:p>
            <text:p text:style-name="P42">+0 19F5</text:p>
            <text:p text:style-name="P42">+2 0000</text:p>
            <text:p text:style-name="P42">+4 0000</text:p>
            <text:p text:style-name="P42">+6 0000</text:p>
          </table:table-cell>
        </table:table-row>
        <table:table-row table:style-name="Table2.4">
          <table:table-cell table:style-name="Table2.A2" office:value-type="string">
            <text:p text:style-name="P14">00<text:span text:style-name="T22">0</text:span><text:span text:style-name="T38">1</text:span></text:p>
          </table:table-cell>
          <table:table-cell table:style-name="Table2.A2" office:value-type="string">
            <text:p text:style-name="P37">Sub ax, ax</text:p>
          </table:table-cell>
          <table:table-cell table:style-name="Table2.A2" office:value-type="string">
            <text:p text:style-name="P37">2B C0</text:p>
          </table:table-cell>
          <table:table-cell table:style-name="Table2.A2" office:value-type="string">
            <text:p text:style-name="P38">(AX) = 0000</text:p>
            <text:p text:style-name="P15"><text:span text:style-name="T21">(IP) =</text:span> 00<text:span text:style-name="T24">0</text:span><text:span text:style-name="T38">1</text:span></text:p>
          </table:table-cell>
          <table:table-cell table:style-name="Table2.E2" office:value-type="string">
            <text:p text:style-name="P38">(AX) = 0000</text:p>
            <text:p text:style-name="P15"><text:span text:style-name="T21">(IP) =</text:span> 00<text:span text:style-name="T24">0</text:span><text:span text:style-name="T38">3</text:span></text:p>
          </table:table-cell>
        </table:table-row>
        <table:table-row table:style-name="Table2.5">
          <table:table-cell table:style-name="Table2.A2" office:value-type="string">
            <text:p text:style-name="P33">00<text:span text:style-name="T22">0</text:span><text:span text:style-name="T38">3</text:span></text:p>
          </table:table-cell>
          <table:table-cell table:style-name="Table2.A2" office:value-type="string">
            <text:p text:style-name="P37">Push ax</text:p>
          </table:table-cell>
          <table:table-cell table:style-name="Table2.A2" office:value-type="string">
            <text:p text:style-name="P37">50</text:p>
          </table:table-cell>
          <table:table-cell table:style-name="Table2.A2" office:value-type="string">
            <text:p text:style-name="P38">(AX) = 0000</text:p>
            <text:p text:style-name="P38">(SP) = 0016</text:p>
            <text:p text:style-name="P15"><text:span text:style-name="T21">(IP) =</text:span> 00<text:span text:style-name="T24">0</text:span><text:span text:style-name="T38">3</text:span></text:p>
          </table:table-cell>
          <table:table-cell table:style-name="Table2.E2" office:value-type="string">
            <text:p text:style-name="P38">(AX) = 0000</text:p>
            <text:p text:style-name="P38">(SP) = 0014</text:p>
            <text:p text:style-name="P15"><text:span text:style-name="T21">(IP) =</text:span> 00<text:span text:style-name="T24">0</text:span><text:span text:style-name="T38">4</text:span></text:p>
            <text:p text:style-name="P43">Stack:</text:p>
            <text:p text:style-name="P43">+0 <text:span text:style-name="T39">0000</text:span></text:p>
            <text:p text:style-name="P43">+2 19F5</text:p>
            <text:p text:style-name="P43">+4 0000</text:p>
            <text:p text:style-name="P43">+6 0000</text:p>
          </table:table-cell>
        </table:table-row>
        <table:table-row table:style-name="Table2.6">
          <table:table-cell table:style-name="Table2.A2" office:value-type="string">
            <text:p text:style-name="P33">00<text:span text:style-name="T22">0</text:span><text:span text:style-name="T38">4</text:span></text:p>
          </table:table-cell>
          <table:table-cell table:style-name="Table2.A2" office:value-type="string">
            <text:p text:style-name="P37">Mov ax, <text:span text:style-name="T39">DATA</text:span></text:p>
          </table:table-cell>
          <table:table-cell table:style-name="Table2.A2" office:value-type="string">
            <text:p text:style-name="P37">B8 07 1A</text:p>
          </table:table-cell>
          <table:table-cell table:style-name="Table2.A2" office:value-type="string">
            <text:p text:style-name="P38">(AX) = 0000</text:p>
            <text:p text:style-name="P15"><text:span text:style-name="T21">(IP) =</text:span> 00<text:span text:style-name="T24">0</text:span><text:span text:style-name="T38">4</text:span></text:p>
          </table:table-cell>
          <table:table-cell table:style-name="Table2.E2" office:value-type="string">
            <text:p text:style-name="P38">(AX) = 1A07</text:p>
            <text:p text:style-name="P15"><text:span text:style-name="T21">(IP) =</text:span> 00<text:span text:style-name="T24">0</text:span><text:span text:style-name="T38">7</text:span></text:p>
          </table:table-cell>
        </table:table-row>
        <table:table-row table:style-name="Table2.7">
          <table:table-cell table:style-name="Table2.A2" office:value-type="string">
            <text:p text:style-name="P33">00<text:span text:style-name="T22">0</text:span><text:span text:style-name="T38">7</text:span></text:p>
          </table:table-cell>
          <table:table-cell table:style-name="Table2.A2" office:value-type="string">
            <text:p text:style-name="P37">Mov ds, ax</text:p>
          </table:table-cell>
          <table:table-cell table:style-name="Table2.A2" office:value-type="string">
            <text:p text:style-name="P37">8E D8</text:p>
          </table:table-cell>
          <table:table-cell table:style-name="Table2.A2" office:value-type="string">
            <text:p text:style-name="P38">(AX) = 1A07</text:p>
            <text:p text:style-name="P38">(DS) = 19F5</text:p>
            <text:p text:style-name="P15"><text:span text:style-name="T21">(IP) =</text:span> 00<text:span text:style-name="T24">0</text:span><text:span text:style-name="T38">7</text:span></text:p>
          </table:table-cell>
          <table:table-cell table:style-name="Table2.E2" office:value-type="string">
            <text:p text:style-name="P38">(AX) = 1A07</text:p>
            <text:p text:style-name="P38">(DS) = 1A07</text:p>
            <text:p text:style-name="P15"><text:span text:style-name="T21">(IP) =</text:span> 00<text:span text:style-name="T24">0</text:span><text:span text:style-name="T38">9</text:span></text:p>
          </table:table-cell>
        </table:table-row>
        <table:table-row table:style-name="Table2.8">
          <table:table-cell table:style-name="Table2.A2" office:value-type="string">
            <text:p text:style-name="P33">00<text:span text:style-name="T22">0</text:span><text:span text:style-name="T38">9</text:span></text:p>
          </table:table-cell>
          <table:table-cell table:style-name="Table2.A2" office:value-type="string">
            <text:p text:style-name="P37">Mov <text:span text:style-name="T39">ax, n1</text:span></text:p>
          </table:table-cell>
          <table:table-cell table:style-name="Table2.A2" office:value-type="string">
            <text:p text:style-name="P45">B8 F4 01</text:p>
          </table:table-cell>
          <table:table-cell table:style-name="Table2.A2" office:value-type="string">
            <text:p text:style-name="P39">(<text:span text:style-name="T39">AX</text:span>) = <text:span text:style-name="T40">1A07</text:span></text:p>
            <text:p text:style-name="P16"><text:span text:style-name="T21">(IP) =</text:span> 00<text:span text:style-name="T24">0</text:span><text:span text:style-name="T38">9</text:span></text:p>
          </table:table-cell>
          <table:table-cell table:style-name="Table2.E2" office:value-type="string">
            <text:p text:style-name="P39">(<text:span text:style-name="T39">AX</text:span>) = <text:span text:style-name="T40">01F4</text:span></text:p>
            <text:p text:style-name="P16"><text:span text:style-name="T21">(IP) =</text:span> 0<text:span text:style-name="T39">0</text:span>0<text:span text:style-name="T38">C</text:span></text:p>
          </table:table-cell>
        </table:table-row>
        <table:table-row table:style-name="Table2.9">
          <table:table-cell table:style-name="Table2.A2" office:value-type="string">
            <text:p text:style-name="P33">00<text:span text:style-name="T38">0C</text:span></text:p>
          </table:table-cell>
          <table:table-cell table:style-name="Table2.A2" office:value-type="string">
            <text:p text:style-name="P45">Mov cx, ax</text:p>
          </table:table-cell>
          <table:table-cell table:style-name="Table2.A2" office:value-type="string">
            <text:p text:style-name="P44">8B C8</text:p>
          </table:table-cell>
          <table:table-cell table:style-name="Table2.A2" office:value-type="string">
            <text:p text:style-name="P45">(AX) = 01F4</text:p>
            <text:p text:style-name="P45">(CX) = 00B0</text:p>
            <text:p text:style-name="P18"><text:span text:style-name="T21">(IP) =</text:span> 0<text:span text:style-name="T39">0</text:span>0<text:span text:style-name="T38">C</text:span></text:p>
          </table:table-cell>
          <table:table-cell table:style-name="Table2.E2" office:value-type="string">
            <text:p text:style-name="P45">(AX) = 01F4</text:p>
            <text:p text:style-name="P45">(CX) = 01F4</text:p>
            <text:p text:style-name="P18"><text:span text:style-name="T21">(IP) =</text:span> 0<text:span text:style-name="T39">0</text:span>0<text:span text:style-name="T40">E</text:span></text:p>
          </table:table-cell>
        </table:table-row>
        <table:table-row table:style-name="Table2.10">
          <table:table-cell table:style-name="Table2.A2" office:value-type="string">
            <text:p text:style-name="P39">00<text:span text:style-name="T38">0E</text:span></text:p>
          </table:table-cell>
          <table:table-cell table:style-name="Table2.A2" office:value-type="string">
            <text:p text:style-name="P45">Mov bl, EOL</text:p>
          </table:table-cell>
          <table:table-cell table:style-name="Table2.A2" office:value-type="string">
            <text:p text:style-name="P45">B3 24</text:p>
          </table:table-cell>
          <table:table-cell table:style-name="Table2.A2" office:value-type="string">
            <text:p text:style-name="P45">(BX) = 0000 </text:p>
            <text:p text:style-name="P18"><text:span text:style-name="T21">(IP) =</text:span> 0<text:span text:style-name="T39">0</text:span>0<text:span text:style-name="T40">E</text:span></text:p>
          </table:table-cell>
          <table:table-cell table:style-name="Table2.E2" office:value-type="string">
            <text:p text:style-name="P45">(BX) = 0024</text:p>
            <text:p text:style-name="P18"><text:span text:style-name="T21">(IP) =</text:span> 0<text:span text:style-name="T39">0</text:span><text:span text:style-name="T40">10</text:span></text:p>
          </table:table-cell>
        </table:table-row>
        <table:table-row table:style-name="Table2.11">
          <table:table-cell table:style-name="Table2.A2" office:value-type="string">
            <text:p text:style-name="P45">0010</text:p>
          </table:table-cell>
          <table:table-cell table:style-name="Table2.A2" office:value-type="string">
            <text:p text:style-name="P45">Mov bh, n2</text:p>
          </table:table-cell>
          <table:table-cell table:style-name="Table2.A2" office:value-type="string">
            <text:p text:style-name="P45">B7 CE</text:p>
          </table:table-cell>
          <table:table-cell table:style-name="Table2.A2" office:value-type="string">
            <text:p text:style-name="P45">(BX) = 0024</text:p>
            <text:p text:style-name="P18"><text:span text:style-name="T21">(IP) =</text:span> 0<text:span text:style-name="T39">0</text:span><text:span text:style-name="T40">10</text:span></text:p>
          </table:table-cell>
          <table:table-cell table:style-name="Table2.E2" office:value-type="string">
            <text:p text:style-name="P45">(BX) = CE24</text:p>
            <text:p text:style-name="P18"><text:span text:style-name="T21">(IP) =</text:span> 0<text:span text:style-name="T39">0</text:span><text:span text:style-name="T40">12</text:span></text:p>
          </table:table-cell>
        </table:table-row>
        <table:table-row table:style-name="Table2.12">
          <table:table-cell table:style-name="Table2.A2" office:value-type="string">
            <text:p text:style-name="P45">0012</text:p>
          </table:table-cell>
          <table:table-cell table:style-name="Table2.A2" office:value-type="string">
            <text:p text:style-name="P39">Mov mem2, n2</text:p>
          </table:table-cell>
          <table:table-cell table:style-name="Table2.A2" office:value-type="string">
            <text:p text:style-name="P45">C7 06 02 00 CE FF</text:p>
          </table:table-cell>
          <table:table-cell table:style-name="Table2.A2" office:value-type="string">
            <text:p text:style-name="P18"><text:span text:style-name="T21">(IP) =</text:span> 0<text:span text:style-name="T39">0</text:span><text:span text:style-name="T40">12</text:span></text:p>
            <text:p text:style-name="P46">DS: 0002 = 00</text:p>
            <text:p text:style-name="P46">DS: 0003 = 00</text:p>
          </table:table-cell>
          <table:table-cell table:style-name="Table2.E2" office:value-type="string">
            <text:p text:style-name="P18"><text:span text:style-name="T21">(IP) =</text:span> 0<text:span text:style-name="T39">0</text:span><text:span text:style-name="T40">18</text:span></text:p>
            <text:p text:style-name="P46">DS: 0002 = CE</text:p>
            <text:p text:style-name="P46">DS: 0003 = FF</text:p>
          </table:table-cell>
        </table:table-row>
        <table:table-row table:style-name="Table2.13">
          <table:table-cell table:style-name="Table2.A2" office:value-type="string">
            <text:p text:style-name="P45">0018</text:p>
          </table:table-cell>
          <table:table-cell table:style-name="Table2.A2" office:value-type="string">
            <text:p text:style-name="P40">Mov bx, OFFSET vec1</text:p>
          </table:table-cell>
          <table:table-cell table:style-name="Table2.A2" office:value-type="string">
            <text:p text:style-name="P45">BB 06 00</text:p>
          </table:table-cell>
          <table:table-cell table:style-name="Table2.A2" office:value-type="string">
            <text:p text:style-name="P46">(BX) = CE24</text:p>
            <text:p text:style-name="P18"><text:span text:style-name="T21">(IP) =</text:span> 0<text:span text:style-name="T39">0</text:span><text:span text:style-name="T40">18</text:span></text:p>
          </table:table-cell>
          <table:table-cell table:style-name="Table2.E2" office:value-type="string">
            <text:p text:style-name="P46">(BX) = 0006</text:p>
            <text:p text:style-name="P18"><text:span text:style-name="T21">(IP) =</text:span> 0<text:span text:style-name="T39">0</text:span><text:span text:style-name="T40">1B</text:span></text:p>
          </table:table-cell>
        </table:table-row>
        <table:table-row table:style-name="Table2.14">
          <table:table-cell table:style-name="Table2.A2" office:value-type="string">
            <text:p text:style-name="P45">001B</text:p>
          </table:table-cell>
          <table:table-cell table:style-name="Table2.A2" office:value-type="string">
            <text:p text:style-name="P40">Mov mem1,ax </text:p>
          </table:table-cell>
          <table:table-cell table:style-name="Table2.A2" office:value-type="string">
            <text:p text:style-name="P45">A3 00 00</text:p>
          </table:table-cell>
          <table:table-cell table:style-name="Table2.A2" office:value-type="string">
            <text:p text:style-name="P18">(AX) = 01F4</text:p>
            <text:p text:style-name="P18"><text:soft-page-break/><text:span text:style-name="T21">(IP) =</text:span> 0<text:span text:style-name="T39">0</text:span><text:span text:style-name="T40">1B</text:span></text:p>
            <text:p text:style-name="P46">DS: 0000: 00</text:p>
            <text:p text:style-name="P46">DS: 0001: 00</text:p>
          </table:table-cell>
          <table:table-cell table:style-name="Table2.E2" office:value-type="string">
            <text:p text:style-name="P20">(AX) = 01F4</text:p>
            <text:p text:style-name="P18"><text:soft-page-break/><text:span text:style-name="T21">(IP) =</text:span> 0<text:span text:style-name="T39">0</text:span><text:span text:style-name="T40">1E</text:span></text:p>
            <text:p text:style-name="P47">DS: 0000: <text:span text:style-name="T41">F4</text:span></text:p>
            <text:p text:style-name="P46">DS: 0001: <text:span text:style-name="T41">01</text:span></text:p>
          </table:table-cell>
        </table:table-row>
        <table:table-row table:style-name="Table2.15">
          <table:table-cell table:style-name="Table2.A2" office:value-type="string">
            <text:p text:style-name="P45">001E</text:p>
          </table:table-cell>
          <table:table-cell table:style-name="Table2.A2" office:value-type="string">
            <text:p text:style-name="P41">Mov al, [bx]</text:p>
          </table:table-cell>
          <table:table-cell table:style-name="Table2.A2" office:value-type="string">
            <text:p text:style-name="P45">8A 07</text:p>
          </table:table-cell>
          <table:table-cell table:style-name="Table2.A2" office:value-type="string">
            <text:p text:style-name="P48">(AX) = 01F4</text:p>
            <text:p text:style-name="P48">(BX) = 0006</text:p>
            <text:p text:style-name="P48"><text:span text:style-name="T21">(IP) =</text:span><text:span text:style-name="T19"> 0</text:span><text:span text:style-name="T39">0</text:span><text:span text:style-name="T40">1E</text:span></text:p>
            <text:p text:style-name="P49">DS: 0006 = 08</text:p>
          </table:table-cell>
          <table:table-cell table:style-name="Table2.E2" office:value-type="string">
            <text:p text:style-name="P48">(AX) = 0108</text:p>
            <text:p text:style-name="P49">(BX) = 0006</text:p>
            <text:p text:style-name="P18"><text:span text:style-name="T21">(IP) =</text:span> 0<text:span text:style-name="T39">0</text:span><text:span text:style-name="T40">20</text:span></text:p>
            <text:p text:style-name="P18">DS: 0006 = 08</text:p>
          </table:table-cell>
        </table:table-row>
        <table:table-row table:style-name="Table2.16">
          <table:table-cell table:style-name="Table2.A2" office:value-type="string">
            <text:p text:style-name="P45">0020</text:p>
          </table:table-cell>
          <table:table-cell table:style-name="Table2.A2" office:value-type="string">
            <text:p text:style-name="P41">mov al,[bx]+3</text:p>
          </table:table-cell>
          <table:table-cell table:style-name="Table2.A2" office:value-type="string">
            <text:p text:style-name="P62">8A 47 03</text:p>
          </table:table-cell>
          <table:table-cell table:style-name="Table2.A2" office:value-type="string">
            <text:p text:style-name="P49">(AX) = 0108</text:p>
            <text:p text:style-name="P49">(BX) = 0006</text:p>
            <text:p text:style-name="P19"><text:span text:style-name="T21">(IP) =</text:span> 0<text:span text:style-name="T39">0</text:span><text:span text:style-name="T40">20</text:span></text:p>
            <text:p text:style-name="P19">DS: 0009 = 05</text:p>
          </table:table-cell>
          <table:table-cell table:style-name="Table2.E2" office:value-type="string">
            <text:p text:style-name="P49">(AX) = 0105</text:p>
            <text:p text:style-name="P49">(BX) = 0006</text:p>
            <text:p text:style-name="P19"><text:span text:style-name="T21">(IP) =</text:span> 0<text:span text:style-name="T39">0</text:span><text:span text:style-name="T40">23</text:span></text:p>
            <text:p text:style-name="P20">DS: 0009 = 05</text:p>
          </table:table-cell>
        </table:table-row>
        <table:table-row table:style-name="Table2.17">
          <table:table-cell table:style-name="Table2.A2" office:value-type="string">
            <text:p text:style-name="P45">0023</text:p>
          </table:table-cell>
          <table:table-cell table:style-name="Table2.A2" office:value-type="string">
            <text:p text:style-name="P41">mov cx,3[bx]</text:p>
          </table:table-cell>
          <table:table-cell table:style-name="Table2.A2" office:value-type="string">
            <text:p text:style-name="P62">8B 4F 03</text:p>
          </table:table-cell>
          <table:table-cell table:style-name="Table2.A2" office:value-type="string">
            <text:p text:style-name="P50">(CX) = 01F4</text:p>
            <text:p text:style-name="P50">(BX) = 0006</text:p>
            <text:p text:style-name="P19"><text:span text:style-name="T21">(IP) =</text:span> 0<text:span text:style-name="T39">0</text:span><text:span text:style-name="T40">23</text:span></text:p>
            <text:p text:style-name="P19">DS: 0009 = 05</text:p>
          </table:table-cell>
          <table:table-cell table:style-name="Table2.E2" office:value-type="string">
            <text:p text:style-name="P50">(CX) = 0105</text:p>
            <text:p text:style-name="P50">(BX) = 0006</text:p>
            <text:p text:style-name="P19"><text:span text:style-name="T21">(IP) =</text:span> 0<text:span text:style-name="T39">0</text:span><text:span text:style-name="T40">26</text:span></text:p>
            <text:p text:style-name="P21">DS: 0009 = 05</text:p>
          </table:table-cell>
        </table:table-row>
        <table:table-row table:style-name="Table2.18">
          <table:table-cell table:style-name="Table2.A2" office:value-type="string">
            <text:p text:style-name="P48">0026</text:p>
          </table:table-cell>
          <table:table-cell table:style-name="Table2.A2" office:value-type="string">
            <text:p text:style-name="P41">mov di,ind</text:p>
          </table:table-cell>
          <table:table-cell table:style-name="Table2.A2" office:value-type="string">
            <text:p text:style-name="P62">BF 02 00</text:p>
          </table:table-cell>
          <table:table-cell table:style-name="Table2.A2" office:value-type="string">
            <text:p text:style-name="P19">(DI) = 0000 </text:p>
            <text:p text:style-name="P19"><text:span text:style-name="T21">(IP) =</text:span> 0<text:span text:style-name="T39">0</text:span><text:span text:style-name="T40">26</text:span></text:p>
          </table:table-cell>
          <table:table-cell table:style-name="Table2.E2" office:value-type="string">
            <text:p text:style-name="P19">(DI) = 0002</text:p>
            <text:p text:style-name="P19"><text:span text:style-name="T21">(IP) =</text:span> 0<text:span text:style-name="T39">0</text:span><text:span text:style-name="T40">29</text:span></text:p>
          </table:table-cell>
        </table:table-row>
        <table:table-row table:style-name="Table2.19">
          <table:table-cell table:style-name="Table2.A2" office:value-type="string">
            <text:p text:style-name="P41">00<text:span text:style-name="T41">29</text:span></text:p>
          </table:table-cell>
          <table:table-cell table:style-name="Table2.A2" office:value-type="string">
            <text:p text:style-name="P41">mov al,vec2[di]</text:p>
          </table:table-cell>
          <table:table-cell table:style-name="Table2.A2" office:value-type="string">
            <text:p text:style-name="P62">8A 85 0E 00</text:p>
          </table:table-cell>
          <table:table-cell table:style-name="Table2.A2" office:value-type="string">
            <text:p text:style-name="P19">(AX) = 011E</text:p>
            <text:p text:style-name="P19">(DI) = 0002</text:p>
            <text:p text:style-name="P19"><text:span text:style-name="T21">(IP) =</text:span> 0<text:span text:style-name="T39">0</text:span><text:span text:style-name="T40">29</text:span></text:p>
            <text:p text:style-name="P19">DS: 0010 = 1E</text:p>
          </table:table-cell>
          <table:table-cell table:style-name="Table2.E2" office:value-type="string">
            <text:p text:style-name="P19">(AX) = 011E</text:p>
            <text:p text:style-name="P19">(DI) = 0002</text:p>
            <text:p text:style-name="P19"><text:span text:style-name="T21">(IP) =</text:span> 0<text:span text:style-name="T39">0</text:span><text:span text:style-name="T40">2D</text:span></text:p>
            <text:p text:style-name="P22">DS: 0010 = 1E</text:p>
          </table:table-cell>
        </table:table-row>
        <table:table-row table:style-name="Table2.20">
          <table:table-cell table:style-name="Table2.A2" office:value-type="string">
            <text:p text:style-name="P48">002D</text:p>
          </table:table-cell>
          <table:table-cell table:style-name="Table2.A2" office:value-type="string">
            <text:p text:style-name="P63">mov bx,3</text:p>
          </table:table-cell>
          <table:table-cell table:style-name="Table2.A2" office:value-type="string">
            <text:p text:style-name="P62">BB 03 00</text:p>
          </table:table-cell>
          <table:table-cell table:style-name="Table2.A2" office:value-type="string">
            <text:p text:style-name="P19">(BX) = 0006</text:p>
            <text:p text:style-name="P19"><text:span text:style-name="T21">(IP) =</text:span> 0<text:span text:style-name="T39">0</text:span><text:span text:style-name="T40">2D</text:span></text:p>
          </table:table-cell>
          <table:table-cell table:style-name="Table2.E2" office:value-type="string">
            <text:p text:style-name="P19">(BX) = 0003</text:p>
            <text:p text:style-name="P19"><text:span text:style-name="T21">(IP) =</text:span> 0<text:span text:style-name="T39">030</text:span></text:p>
          </table:table-cell>
        </table:table-row>
        <table:table-row table:style-name="Table2.21">
          <table:table-cell table:style-name="Table2.A2" office:value-type="string">
            <text:p text:style-name="P48">0030</text:p>
          </table:table-cell>
          <table:table-cell table:style-name="Table2.A2" office:value-type="string">
            <text:p text:style-name="P41">mov al,matr[bx][di]</text:p>
          </table:table-cell>
          <table:table-cell table:style-name="Table2.A2" office:value-type="string">
            <text:p text:style-name="P62">8A 81 16 00</text:p>
          </table:table-cell>
          <table:table-cell table:style-name="Table2.A2" office:value-type="string">
            <text:p text:style-name="P19">(AX) = 011E</text:p>
            <text:p text:style-name="P19">(BX) = 0003</text:p>
            <text:p text:style-name="P19">(DI) = 0002</text:p>
            <text:p text:style-name="P19"><text:span text:style-name="T21">(IP) =</text:span> 0<text:span text:style-name="T39">030</text:span></text:p>
            <text:p text:style-name="P19">DS: 001B = 07</text:p>
          </table:table-cell>
          <table:table-cell table:style-name="Table2.E2" office:value-type="string">
            <text:p text:style-name="P19">(AX) = 0107</text:p>
            <text:p text:style-name="P23">(BX) = 0003</text:p>
            <text:p text:style-name="P23">(DI) = 0002</text:p>
            <text:p text:style-name="P19"><text:span text:style-name="T21">(IP) =</text:span> 0<text:span text:style-name="T39">034</text:span></text:p>
            <text:p text:style-name="P23">DS: 001B = 07</text:p>
          </table:table-cell>
        </table:table-row>
        <table:table-row table:style-name="Table2.22">
          <table:table-cell table:style-name="Table2.A2" office:value-type="string">
            <text:p text:style-name="P48">0034</text:p>
          </table:table-cell>
          <table:table-cell table:style-name="Table2.A2" office:value-type="string">
            <text:p text:style-name="P41">mov ax, SEG vec2</text:p>
          </table:table-cell>
          <table:table-cell table:style-name="Table2.A2" office:value-type="string">
            <text:p text:style-name="P62">B8 07 1A</text:p>
          </table:table-cell>
          <table:table-cell table:style-name="Table2.A2" office:value-type="string">
            <text:p text:style-name="P19">(AX) = 0107</text:p>
            <text:p text:style-name="P19"><text:span text:style-name="T21">(IP) =</text:span> 0<text:span text:style-name="T39">034</text:span></text:p>
          </table:table-cell>
          <table:table-cell table:style-name="Table2.E2" office:value-type="string">
            <text:p text:style-name="P19">(AX) = 1A07</text:p>
            <text:p text:style-name="P19"><text:span text:style-name="T21">(IP) =</text:span> 0<text:span text:style-name="T39">037</text:span></text:p>
          </table:table-cell>
        </table:table-row>
        <table:table-row table:style-name="Table2.23">
          <table:table-cell table:style-name="Table2.A2" office:value-type="string">
            <text:p text:style-name="P48">0037</text:p>
          </table:table-cell>
          <table:table-cell table:style-name="Table2.A2" office:value-type="string">
            <text:p text:style-name="P41">mov es, ax</text:p>
          </table:table-cell>
          <table:table-cell table:style-name="Table2.A2" office:value-type="string">
            <text:p text:style-name="P63">8E C0</text:p>
          </table:table-cell>
          <table:table-cell table:style-name="Table2.A2" office:value-type="string">
            <text:p text:style-name="P19">(AX) = 1A07</text:p>
            <text:p text:style-name="P19">(ES) = 19F5</text:p>
            <text:p text:style-name="P19"><text:span text:style-name="T21">(IP) =</text:span> 0<text:span text:style-name="T39">037</text:span></text:p>
          </table:table-cell>
          <table:table-cell table:style-name="Table2.E2" office:value-type="string">
            <text:p text:style-name="P24">(AX) = 1A07</text:p>
            <text:p text:style-name="P24">(ES) = 1A07</text:p>
            <text:p text:style-name="P24"><text:span text:style-name="T21">(IP) =</text:span> 0<text:span text:style-name="T39">039</text:span></text:p>
          </table:table-cell>
        </table:table-row>
        <table:table-row table:style-name="Table2.24">
          <table:table-cell table:style-name="Table2.A2" office:value-type="string">
            <text:p text:style-name="P41">0039</text:p>
          </table:table-cell>
          <table:table-cell table:style-name="Table2.A2" office:value-type="string">
            <text:p text:style-name="P41">mov ax, es:[bx]</text:p>
          </table:table-cell>
          <table:table-cell table:style-name="Table2.A2" office:value-type="string">
            <text:p text:style-name="P63">26 8B 07</text:p>
          </table:table-cell>
          <table:table-cell table:style-name="Table2.A2" office:value-type="string">
            <text:p text:style-name="P24">(AX) = 1A07</text:p>
            <text:p text:style-name="P24">(BX) = 0003</text:p>
            <text:p text:style-name="P24">(ES) = 1A07</text:p>
            <text:p text:style-name="P24"><text:span text:style-name="T21">(IP) =</text:span> 0<text:span text:style-name="T39">039</text:span></text:p>
            <text:p text:style-name="P24">ES: 0003 = FF</text:p>
          </table:table-cell>
          <table:table-cell table:style-name="Table2.E2" office:value-type="string">
            <text:p text:style-name="P25">(AX) = 00FF</text:p>
            <text:p text:style-name="P25">(BX) = 0003</text:p>
            <text:p text:style-name="P25">(ES) = 1A07</text:p>
            <text:p text:style-name="P24"><text:span text:style-name="T21">(IP) =</text:span> 0<text:span text:style-name="T39">03C</text:span></text:p>
            <text:p text:style-name="P25">ES: 0003 = FF</text:p>
          </table:table-cell>
        </table:table-row>
        <table:table-row table:style-name="Table2.25">
          <table:table-cell table:style-name="Table2.A2" office:value-type="string">
            <text:p text:style-name="P41">003C</text:p>
          </table:table-cell>
          <table:table-cell table:style-name="Table2.A2" office:value-type="string">
            <text:p text:style-name="P41">mov ax, 0</text:p>
          </table:table-cell>
          <table:table-cell table:style-name="Table2.A2" office:value-type="string">
            <text:p text:style-name="P41">B8 00 00</text:p>
          </table:table-cell>
          <table:table-cell table:style-name="Table2.A2" office:value-type="string">
            <text:p text:style-name="P24">(AX) = 00FF</text:p>
            <text:p text:style-name="P24"><text:span text:style-name="T21">(IP) =</text:span> 0<text:span text:style-name="T39">03C</text:span></text:p>
          </table:table-cell>
          <table:table-cell table:style-name="Table2.E2" office:value-type="string">
            <text:p text:style-name="P25">(AX) = 0000</text:p>
            <text:p text:style-name="P24"><text:span text:style-name="T21">(IP) =</text:span> 0<text:span text:style-name="T39">03F</text:span></text:p>
          </table:table-cell>
        </table:table-row>
        <table:table-row table:style-name="Table2.26">
          <table:table-cell table:style-name="Table2.A2" office:value-type="string">
            <text:p text:style-name="P41">003F</text:p>
          </table:table-cell>
          <table:table-cell table:style-name="Table2.A2" office:value-type="string">
            <text:p text:style-name="P41">mov es, ax</text:p>
          </table:table-cell>
          <table:table-cell table:style-name="Table2.A2" office:value-type="string">
            <text:p text:style-name="P41">8E C0</text:p>
          </table:table-cell>
          <table:table-cell table:style-name="Table2.A2" office:value-type="string">
            <text:p text:style-name="P24">(AX) = 0000</text:p>
            <text:p text:style-name="P24">(ES) = 1A07</text:p>
            <text:p text:style-name="P24"><text:span text:style-name="T21">(IP) =</text:span> 0<text:span text:style-name="T39">03F</text:span></text:p>
          </table:table-cell>
          <table:table-cell table:style-name="Table2.E2" office:value-type="string">
            <text:p text:style-name="P25">(AX) = 0000</text:p>
            <text:p text:style-name="P25">(ES) = 0000</text:p>
            <text:p text:style-name="P24"><text:span text:style-name="T21">(IP) =</text:span> 0<text:span text:style-name="T39">041</text:span></text:p>
          </table:table-cell>
        </table:table-row>
        <table:table-row table:style-name="Table2.27">
          <table:table-cell table:style-name="Table2.A2" office:value-type="string">
            <text:p text:style-name="P41">0041</text:p>
          </table:table-cell>
          <table:table-cell table:style-name="Table2.A2" office:value-type="string">
            <text:p text:style-name="P41">push ds</text:p>
          </table:table-cell>
          <table:table-cell table:style-name="Table2.A2" office:value-type="string">
            <text:p text:style-name="P41">1E</text:p>
          </table:table-cell>
          <table:table-cell table:style-name="Table2.A2" office:value-type="string">
            <text:p text:style-name="P24">(DS) = 1A07</text:p>
            <text:p text:style-name="P24"><text:span text:style-name="T21">(IP) =</text:span> 0<text:span text:style-name="T39">041</text:span></text:p>
            <text:p text:style-name="P30">(SP) = 0014</text:p>
            <text:p text:style-name="P24">Stack:</text:p>
            <text:p text:style-name="P24"><text:soft-page-break/>+0 0000</text:p>
            <text:p text:style-name="P24">+2 19F5</text:p>
            <text:p text:style-name="P24">+4 0000</text:p>
            <text:p text:style-name="P24">+6 0000</text:p>
          </table:table-cell>
          <table:table-cell table:style-name="Table2.E2" office:value-type="string">
            <text:p text:style-name="P25">(DS) = 1A07</text:p>
            <text:p text:style-name="P25"><text:span text:style-name="T21">(IP) =</text:span> 0<text:span text:style-name="T39">042</text:span></text:p>
            <text:p text:style-name="P30">(SP) = 0012</text:p>
            <text:p text:style-name="P25">Stack:</text:p>
            <text:p text:style-name="P25"><text:soft-page-break/>+0 1A07</text:p>
            <text:p text:style-name="P25">+2 0000</text:p>
            <text:p text:style-name="P25">+4 19F5</text:p>
            <text:p text:style-name="P25">+6 0000</text:p>
          </table:table-cell>
        </table:table-row>
        <table:table-row table:style-name="Table2.28">
          <table:table-cell table:style-name="Table2.A2" office:value-type="string">
            <text:p text:style-name="P41">0042</text:p>
          </table:table-cell>
          <table:table-cell table:style-name="Table2.A2" office:value-type="string">
            <text:p text:style-name="P41">Pop es</text:p>
          </table:table-cell>
          <table:table-cell table:style-name="Table2.A2" office:value-type="string">
            <text:p text:style-name="P41">07</text:p>
          </table:table-cell>
          <table:table-cell table:style-name="Table2.A2" office:value-type="string">
            <text:p text:style-name="P24">(ES) = 0000</text:p>
            <text:p text:style-name="P30">(SP) = 0012</text:p>
            <text:p text:style-name="P24"><text:span text:style-name="T21">(IP) =</text:span> 0<text:span text:style-name="T39">042</text:span></text:p>
            <text:p text:style-name="P25">Stack:</text:p>
            <text:p text:style-name="P25">+0 1A07</text:p>
            <text:p text:style-name="P25">+2 0000</text:p>
            <text:p text:style-name="P25">+4 19F5</text:p>
            <text:p text:style-name="P25">+6 0000</text:p>
          </table:table-cell>
          <table:table-cell table:style-name="Table2.E2" office:value-type="string">
            <text:p text:style-name="P26">(ES) = 1A07</text:p>
            <text:p text:style-name="P30">(SP) = 0014</text:p>
            <text:p text:style-name="P24"><text:span text:style-name="T21">(IP) =</text:span> 0<text:span text:style-name="T39">043</text:span></text:p>
            <text:p text:style-name="P25">Stack:</text:p>
            <text:p text:style-name="P25">+0 0000</text:p>
            <text:p text:style-name="P25">+2 19F5</text:p>
            <text:p text:style-name="P25">+4 0000</text:p>
            <text:p text:style-name="P25">+6 0000</text:p>
          </table:table-cell>
        </table:table-row>
        <table:table-row table:style-name="Table2.29">
          <table:table-cell table:style-name="Table2.A2" office:value-type="string">
            <text:p text:style-name="P41">0043</text:p>
          </table:table-cell>
          <table:table-cell table:style-name="Table2.A2" office:value-type="string">
            <text:p text:style-name="P41">Mov cx, es[bx - 1]</text:p>
          </table:table-cell>
          <table:table-cell table:style-name="Table2.A2" office:value-type="string">
            <text:p text:style-name="P41">26 8B 4F FF</text:p>
          </table:table-cell>
          <table:table-cell table:style-name="Table2.A2" office:value-type="string">
            <text:p text:style-name="P24">(BX) = 0003</text:p>
            <text:p text:style-name="P24">(CX) = 0105</text:p>
            <text:p text:style-name="P24">(ES) = 1A07</text:p>
            <text:p text:style-name="P24"><text:span text:style-name="T21">(IP) =</text:span> 0<text:span text:style-name="T39">043</text:span></text:p>
            <text:p text:style-name="P24">ES:0002 = CE</text:p>
            <text:p text:style-name="P28">ES:0003= FF</text:p>
          </table:table-cell>
          <table:table-cell table:style-name="Table2.E2" office:value-type="string">
            <text:p text:style-name="P24">(BX) = 0003</text:p>
            <text:p text:style-name="P24">(CX) = FFCE</text:p>
            <text:p text:style-name="P24">(ES) = 1A07</text:p>
            <text:p text:style-name="P24"><text:span text:style-name="T21">(IP) =</text:span> 0<text:span text:style-name="T39">047</text:span></text:p>
            <text:p text:style-name="P27">ES:0002 = CE</text:p>
            <text:p text:style-name="P28">ES:0003= FF</text:p>
          </table:table-cell>
        </table:table-row>
        <table:table-row table:style-name="Table2.30">
          <table:table-cell table:style-name="Table2.A2" office:value-type="string">
            <text:p text:style-name="P41">0047</text:p>
          </table:table-cell>
          <table:table-cell table:style-name="Table2.A2" office:value-type="string">
            <text:p text:style-name="P41">Xchg cx, ax</text:p>
          </table:table-cell>
          <table:table-cell table:style-name="Table2.A2" office:value-type="string">
            <text:p text:style-name="P41">91</text:p>
          </table:table-cell>
          <table:table-cell table:style-name="Table2.A2" office:value-type="string">
            <text:p text:style-name="P24">(AX) = 0000</text:p>
            <text:p text:style-name="P24">(CX) = FFCE</text:p>
            <text:p text:style-name="P24"><text:span text:style-name="T21">(IP) =</text:span> 0<text:span text:style-name="T39">047</text:span></text:p>
          </table:table-cell>
          <table:table-cell table:style-name="Table2.E2" office:value-type="string">
            <text:p text:style-name="P28">(AX) = FFCE</text:p>
            <text:p text:style-name="P28">(CX) = 0000</text:p>
            <text:p text:style-name="P24"><text:span text:style-name="T21">(IP) =</text:span> 0<text:span text:style-name="T39">048</text:span></text:p>
          </table:table-cell>
        </table:table-row>
        <table:table-row table:style-name="Table2.31">
          <table:table-cell table:style-name="Table2.A2" office:value-type="string">
            <text:p text:style-name="P41">0048</text:p>
          </table:table-cell>
          <table:table-cell table:style-name="Table2.A2" office:value-type="string">
            <text:p text:style-name="P41">Mov di, ind</text:p>
          </table:table-cell>
          <table:table-cell table:style-name="Table2.A2" office:value-type="string">
            <text:p text:style-name="P41">BF 02 00</text:p>
          </table:table-cell>
          <table:table-cell table:style-name="Table2.A2" office:value-type="string">
            <text:p text:style-name="P24">(DI) = 0002</text:p>
            <text:p text:style-name="P24"><text:span text:style-name="T21">(IP) =</text:span> 0<text:span text:style-name="T39">048</text:span></text:p>
          </table:table-cell>
          <table:table-cell table:style-name="Table2.E2" office:value-type="string">
            <text:p text:style-name="P28">(DI) = 0002</text:p>
            <text:p text:style-name="P25"><text:span text:style-name="T21">(IP) =</text:span> 0<text:span text:style-name="T39">04B</text:span></text:p>
          </table:table-cell>
        </table:table-row>
        <table:table-row table:style-name="Table2.32">
          <table:table-cell table:style-name="Table2.A2" office:value-type="string">
            <text:p text:style-name="P41">004B</text:p>
          </table:table-cell>
          <table:table-cell table:style-name="Table2.A2" office:value-type="string">
            <text:p text:style-name="P41">Mov es: [bx+di], ax</text:p>
          </table:table-cell>
          <table:table-cell table:style-name="Table2.A2" office:value-type="string">
            <text:p text:style-name="P41">26 89 01</text:p>
          </table:table-cell>
          <table:table-cell table:style-name="Table2.A2" office:value-type="string">
            <text:p text:style-name="P25">(AX) = FFCE</text:p>
            <text:p text:style-name="P25">(ES) = 1A07</text:p>
            <text:p text:style-name="P25">(BX) = 0003</text:p>
            <text:p text:style-name="P25">(DI) = 0002</text:p>
            <text:p text:style-name="P25"><text:span text:style-name="T21">(IP) =</text:span> 0<text:span text:style-name="T39">04B</text:span></text:p>
            <text:p text:style-name="P25">ES:0005 = 00</text:p>
            <text:p text:style-name="P25">ES:0006 = 08</text:p>
          </table:table-cell>
          <table:table-cell table:style-name="Table2.E2" office:value-type="string">
            <text:p text:style-name="P29">(AX) = FFCE</text:p>
            <text:p text:style-name="P29">(ES) = 1A07</text:p>
            <text:p text:style-name="P29">(BX) = 0003</text:p>
            <text:p text:style-name="P29">(DI) = 0002</text:p>
            <text:p text:style-name="P30"><text:span text:style-name="T21">(IP) =</text:span> 0<text:span text:style-name="T39">04E</text:span></text:p>
            <text:p text:style-name="P30">ES:0005 = CE</text:p>
            <text:p text:style-name="P30">ES:0006 = FF</text:p>
          </table:table-cell>
        </table:table-row>
        <table:table-row table:style-name="Table2.33">
          <table:table-cell table:style-name="Table2.A2" office:value-type="string">
            <text:p text:style-name="P41">004E</text:p>
          </table:table-cell>
          <table:table-cell table:style-name="Table2.A2" office:value-type="string">
            <text:p text:style-name="P41">Mov bp, sp</text:p>
          </table:table-cell>
          <table:table-cell table:style-name="Table2.A2" office:value-type="string">
            <text:p text:style-name="P41">8B EC</text:p>
          </table:table-cell>
          <table:table-cell table:style-name="Table2.A2" office:value-type="string">
            <text:p text:style-name="P25">(BP) = 0010</text:p>
            <text:p text:style-name="P25">(SP) = 0014</text:p>
            <text:p text:style-name="P30"><text:span text:style-name="T21">(IP) =</text:span> 0<text:span text:style-name="T39">04E</text:span></text:p>
          </table:table-cell>
          <table:table-cell table:style-name="Table2.E2" office:value-type="string">
            <text:p text:style-name="P31">(BP) = 0014</text:p>
            <text:p text:style-name="P31">(SP) = 0014</text:p>
            <text:p text:style-name="P30"><text:span text:style-name="T21">(IP) =</text:span> 0<text:span text:style-name="T39">050</text:span></text:p>
          </table:table-cell>
        </table:table-row>
        <table:table-row table:style-name="Table2.34">
          <table:table-cell table:style-name="Table2.A2" office:value-type="string">
            <text:p text:style-name="P41">0050</text:p>
          </table:table-cell>
          <table:table-cell table:style-name="Table2.A2" office:value-type="string">
            <text:p text:style-name="P41">Push mem1</text:p>
          </table:table-cell>
          <table:table-cell table:style-name="Table2.A2" office:value-type="string">
            <text:p text:style-name="P41">FF 36 00 00</text:p>
          </table:table-cell>
          <table:table-cell table:style-name="Table2.A2" office:value-type="string">
            <text:p text:style-name="P31">(SP) = 0014</text:p>
            <text:p text:style-name="P31"><text:span text:style-name="T21">(IP) =</text:span> 0<text:span text:style-name="T39">050</text:span></text:p>
            <text:p text:style-name="P31">Stack:</text:p>
            <text:p text:style-name="P31">+0 0000</text:p>
            <text:p text:style-name="P31">+2 19F5</text:p>
            <text:p text:style-name="P31">+4 0000</text:p>
            <text:p text:style-name="P31">+6 0000</text:p>
            <text:p text:style-name="P31">DS: 0000 = F4</text:p>
            <text:p text:style-name="P31">DS: 0001 = 01</text:p>
          </table:table-cell>
          <table:table-cell table:style-name="Table2.E2" office:value-type="string">
            <text:p text:style-name="P31">(SP) = 0012</text:p>
            <text:p text:style-name="P31"><text:span text:style-name="T21">(IP) =</text:span> 0<text:span text:style-name="T39">054</text:span></text:p>
            <text:p text:style-name="P31">Stack:</text:p>
            <text:p text:style-name="P31">+0 01F4</text:p>
            <text:p text:style-name="P31">+2 0000</text:p>
            <text:p text:style-name="P31">+4 19F5</text:p>
            <text:p text:style-name="P31">+6 0000</text:p>
            <text:p text:style-name="P31">DS: 0000 = F4</text:p>
            <text:p text:style-name="P31">DS: 0001 = 01</text:p>
          </table:table-cell>
        </table:table-row>
        <table:table-row table:style-name="Table2.35">
          <table:table-cell table:style-name="Table2.A2" office:value-type="string">
            <text:p text:style-name="P41">0054</text:p>
          </table:table-cell>
          <table:table-cell table:style-name="Table2.A2" office:value-type="string">
            <text:p text:style-name="P41">Push mem2</text:p>
          </table:table-cell>
          <table:table-cell table:style-name="Table2.A2" office:value-type="string">
            <text:p text:style-name="P41">FF 36 02 00</text:p>
          </table:table-cell>
          <table:table-cell table:style-name="Table2.A2" office:value-type="string">
            <text:p text:style-name="P31">(SP) = 0012</text:p>
            <text:p text:style-name="P31"><text:span text:style-name="T21">(IP) =</text:span>0<text:span text:style-name="T39">054</text:span></text:p>
            <text:p text:style-name="P31">Stack:</text:p>
            <text:p text:style-name="P31">+0 01F4</text:p>
            <text:p text:style-name="P31">+2 0000</text:p>
            <text:p text:style-name="P31">+4 19F5</text:p>
            <text:p text:style-name="P31"><text:soft-page-break/>+6 0000</text:p>
          </table:table-cell>
          <table:table-cell table:style-name="Table2.E2" office:value-type="string">
            <text:p text:style-name="P31">(SP) = 0010</text:p>
            <text:p text:style-name="P31"><text:span text:style-name="T21">(IP) =</text:span> 0<text:span text:style-name="T39">058</text:span></text:p>
            <text:p text:style-name="P31">Stack:</text:p>
            <text:p text:style-name="P31">+0 FFCE</text:p>
            <text:p text:style-name="P31">+2 01F4</text:p>
            <text:p text:style-name="P31">+4 0000</text:p>
            <text:p text:style-name="P31"><text:soft-page-break/>+6 19F5</text:p>
          </table:table-cell>
        </table:table-row>
        <table:table-row table:style-name="Table2.36">
          <table:table-cell table:style-name="Table2.A2" office:value-type="string">
            <text:p text:style-name="P41">0058</text:p>
          </table:table-cell>
          <table:table-cell table:style-name="Table2.A2" office:value-type="string">
            <text:p text:style-name="P41">Mov bp, sp</text:p>
          </table:table-cell>
          <table:table-cell table:style-name="Table2.A2" office:value-type="string">
            <text:p text:style-name="P41">8B EC</text:p>
          </table:table-cell>
          <table:table-cell table:style-name="Table2.A2" office:value-type="string">
            <text:p text:style-name="P31">(BP) = 0014</text:p>
            <text:p text:style-name="P31">(SP) = 0010</text:p>
            <text:p text:style-name="P31"><text:span text:style-name="T21">(IP) =</text:span> 0<text:span text:style-name="T39">058</text:span></text:p>
          </table:table-cell>
          <table:table-cell table:style-name="Table2.E2" office:value-type="string">
            <text:p text:style-name="P31">(BP) = 0010</text:p>
            <text:p text:style-name="P31">(SP) = 0010</text:p>
            <text:p text:style-name="P31"><text:span text:style-name="T21">(IP) =</text:span> 0<text:span text:style-name="T39">05A</text:span></text:p>
          </table:table-cell>
        </table:table-row>
        <table:table-row table:style-name="Table2.37">
          <table:table-cell table:style-name="Table2.A2" office:value-type="string">
            <text:p text:style-name="P41">005A</text:p>
          </table:table-cell>
          <table:table-cell table:style-name="Table2.A2" office:value-type="string">
            <text:p text:style-name="P41">Mov dx, [bp]+2</text:p>
          </table:table-cell>
          <table:table-cell table:style-name="Table2.A2" office:value-type="string">
            <text:p text:style-name="P41">8B 56 02</text:p>
          </table:table-cell>
          <table:table-cell table:style-name="Table2.A2" office:value-type="string">
            <text:p text:style-name="P31">(DX) = 01F4</text:p>
            <text:p text:style-name="P31"><text:span text:style-name="T21">(IP) =</text:span> 0<text:span text:style-name="T39">05A</text:span></text:p>
          </table:table-cell>
          <table:table-cell table:style-name="Table2.E2" office:value-type="string">
            <text:p text:style-name="P31">(DX) = 01F4</text:p>
            <text:p text:style-name="P31"><text:span text:style-name="T21">(IP) =</text:span> 0<text:span text:style-name="T39">05D</text:span></text:p>
          </table:table-cell>
        </table:table-row>
        <table:table-row table:style-name="Table2.38">
          <table:table-cell table:style-name="Table2.A2" office:value-type="string">
            <text:p text:style-name="P41">005D</text:p>
          </table:table-cell>
          <table:table-cell table:style-name="Table2.A2" office:value-type="string">
            <text:p text:style-name="P41">Ret 2</text:p>
          </table:table-cell>
          <table:table-cell table:style-name="Table2.A2" office:value-type="string">
            <text:p text:style-name="P41">CA 02 00</text:p>
          </table:table-cell>
          <table:table-cell table:style-name="Table2.A2" office:value-type="string">
            <text:p text:style-name="P31"><text:span text:style-name="T21">(IP) =</text:span> 0<text:span text:style-name="T39">05D</text:span></text:p>
            <text:p text:style-name="P31">(SP)= 0010</text:p>
            <text:p text:style-name="P31">(CS) = 1A0A</text:p>
            <text:p text:style-name="P31">Stack: </text:p>
            <text:p text:style-name="P32">+0 FFCE </text:p>
            <text:p text:style-name="P32">+2 01F4 </text:p>
            <text:p text:style-name="P32">+4 0000 </text:p>
            <text:p text:style-name="P32">+6 19F5</text:p>
          </table:table-cell>
          <table:table-cell table:style-name="Table2.E2" office:value-type="string">
            <text:p text:style-name="P29">(IP) = FFCE</text:p>
            <text:p text:style-name="P29">(SP) = 0016</text:p>
            <text:p text:style-name="P29">(CS) = 01F4</text:p>
            <text:p text:style-name="P29">Stack:</text:p>
            <text:p text:style-name="P29">+0 19F5</text:p>
            <text:p text:style-name="P29">+2 0000</text:p>
            <text:p text:style-name="P29">+4 0000</text:p>
            <text:p text:style-name="P29">+6 0000</text:p>
          </table:table-cell>
        </table:table-row>
      </table:table>
      <text:p text:style-name="P12"><text:s/></text:p>
      <text:p text:style-name="P12"/>
      <text:h text:style-name="Heading_20_2" text:outline-level="2">Выводы.</text:h>
      <text:p text:style-name="P54"><text:span text:style-name="T25"><text:tab/></text:span><text:span text:style-name="T31">Изучены различные режимы адресации и формирование исполнительного адреса на языке Ассемблера.</text:span></text:p>
      <text:p text:style-name="P55"/>
      <text:p text:style-name="Standard"/>
      <text:p text:style-name="Text_20_body"/>
      <text:h text:style-name="P73" text:outline-level="1"><text:span text:style-name="T27">Приложение А<text:line-break/>Исходный код программы </text:span><text:span text:style-name="T26">Hello1.asm</text:span></text:h>
      <text:p text:style-name="P79"><text:span text:style-name="T12">Н</text:span><text:span text:style-name="T11">азвание файла: lab2.asm</text:span></text:p>
      <text:p text:style-name="P80">EOL EQU '$'</text:p>
      <text:p text:style-name="P80">ind EQU 2</text:p>
      <text:p text:style-name="P80">n1 EQU 500</text:p>
      <text:p text:style-name="P80">n2 EQU -50</text:p>
      <text:p text:style-name="P80">; Стек программы</text:p>
      <text:p text:style-name="P80">AStack SEGMENT STACK</text:p>
      <text:p text:style-name="P80"><text:tab/>DW 12 DUP(?)</text:p>
      <text:p text:style-name="P80">AStack ENDS</text:p>
      <text:p text:style-name="P80">; Данные программы</text:p>
      <text:p text:style-name="P80">DATA SEGMENT</text:p>
      <text:p text:style-name="P80">; Директивы описания данных</text:p>
      <text:p text:style-name="P80"><text:tab/>mem1 DW 0</text:p>
      <text:p text:style-name="P80"><text:tab/>mem2 DW 0</text:p>
      <text:p text:style-name="P80"><text:tab/>mem3 DW 0</text:p>
      <text:p text:style-name="P80"><text:tab/>vec1 DB 8,7,6,5,1,2,3,4 </text:p>
      <text:p text:style-name="P80"><text:tab/>vec2 DB -30,-40,30,40,-10,-20,10,20</text:p>
      <text:p text:style-name="P80"><text:tab/>matr DB -1,-2,-3,-4,8,7,6,5,-5,-6,-7,-8,4,3,2,1</text:p>
      <text:p text:style-name="P80">DATA ENDS</text:p>
      <text:p text:style-name="P80">; Код программы</text:p>
      <text:p text:style-name="P80">CODE SEGMENT</text:p>
      <text:p text:style-name="P80"><text:tab/>ASSUME CS:CODE, DS:DATA, SS:AStack</text:p>
      <text:p text:style-name="P80">; Головная процедура</text:p>
      <text:p text:style-name="P80">Main PROC FAR</text:p>
      <text:p text:style-name="P80"><text:tab/>push DS</text:p>
      <text:p text:style-name="P80"><text:tab/>sub AX,AX</text:p>
      <text:p text:style-name="P80"><text:tab/>push AX</text:p>
      <text:p text:style-name="P80"><text:tab/>mov AX,DATA</text:p>
      <text:p text:style-name="P80"><text:tab/>mov DS,AX</text:p>
      <text:p text:style-name="P80">; ПРОВЕРКА РЕЖИМОВ АДРЕСАЦИИ НА УРОВНЕ СМЕЩЕНИЙ</text:p>
      <text:p text:style-name="P80">; Регистровая адресация</text:p>
      <text:p text:style-name="P80"><text:tab/>mov ax,n1</text:p>
      <text:p text:style-name="P80"><text:tab/>mov cx,ax</text:p>
      <text:p text:style-name="P80"><text:tab/>mov bl,EOL</text:p>
      <text:p text:style-name="P80"><text:soft-page-break/><text:tab/>mov bh,n2</text:p>
      <text:p text:style-name="P80">; Прямая адресация</text:p>
      <text:p text:style-name="P80"><text:tab/>mov mem2,n2</text:p>
      <text:p text:style-name="P80"><text:tab/>mov bx,OFFSET vec1</text:p>
      <text:p text:style-name="P80"><text:tab/>mov mem1,ax</text:p>
      <text:p text:style-name="P80">; Косвенная адресация</text:p>
      <text:p text:style-name="P80"><text:tab/>mov al,[bx]</text:p>
      <text:p text:style-name="P80">; <text:s text:c="6"/>mov mem3,[bx]</text:p>
      <text:p text:style-name="P80">; Базированная адресация</text:p>
      <text:p text:style-name="P80"><text:tab/>mov al,[bx]+3</text:p>
      <text:p text:style-name="P80"><text:tab/>mov cx,3[bx]</text:p>
      <text:p text:style-name="P80">; Индексная адресация</text:p>
      <text:p text:style-name="P80"><text:tab/>mov di,ind</text:p>
      <text:p text:style-name="P80"><text:tab/>mov al,vec2[di]</text:p>
      <text:p text:style-name="P80">; <text:s text:c="7"/>mov cx,vec2[di]</text:p>
      <text:p text:style-name="P80">; Адресация с базированием и индексированием</text:p>
      <text:p text:style-name="P80"><text:tab/>mov bx,3</text:p>
      <text:p text:style-name="P80"><text:tab/>mov al,matr[bx][di]</text:p>
      <text:p text:style-name="P80">; <text:s text:c="6"/>mov cx,matr[bx][di]</text:p>
      <text:p text:style-name="P80">; <text:s text:c="7"/>mov ax,matr[bx*4][di]</text:p>
      <text:p text:style-name="P80">; ПРОВЕРКА РЕЖИМОВ АДРЕСАЦИИ С УЧЕТОМ СЕГМЕНТОВ</text:p>
      <text:p text:style-name="P80">; Переопределение сегмента</text:p>
      <text:p text:style-name="P80">; ------ вариант 1</text:p>
      <text:p text:style-name="P80"><text:tab/>mov ax, SEG vec2</text:p>
      <text:p text:style-name="P80"><text:tab/>mov es, ax</text:p>
      <text:p text:style-name="P80"><text:tab/>mov ax, es:[bx]</text:p>
      <text:p text:style-name="P80"><text:tab/>mov ax, 0</text:p>
      <text:p text:style-name="P80">; ------ вариант 2</text:p>
      <text:p text:style-name="P80"><text:tab/>mov es, ax</text:p>
      <text:p text:style-name="P80"><text:tab/>push ds</text:p>
      <text:p text:style-name="P80"><text:tab/>pop es</text:p>
      <text:p text:style-name="P80"><text:tab/>mov cx, es:[bx-1]</text:p>
      <text:p text:style-name="P80"><text:tab/>xchg cx,ax</text:p>
      <text:p text:style-name="P80">; ------ вариант 3</text:p>
      <text:p text:style-name="P80"><text:tab/>mov di,ind</text:p>
      <text:p text:style-name="P80"><text:tab/>mov es:[bx+di],ax</text:p>
      <text:p text:style-name="P80">; ------ вариант 4</text:p>
      <text:p text:style-name="P80"><text:soft-page-break/><text:tab/>mov bp,sp</text:p>
      <text:p text:style-name="P80">; <text:s text:c="7"/>mov ax,matr[bp+bx]</text:p>
      <text:p text:style-name="P80">; <text:s text:c="7"/>mov ax,matr[bp+di+si]</text:p>
      <text:p text:style-name="P80">; Использование сегмента стека</text:p>
      <text:p text:style-name="P80"><text:tab/>push mem1</text:p>
      <text:p text:style-name="P80"><text:tab/>push mem2</text:p>
      <text:p text:style-name="P80"><text:tab/>mov bp,sp</text:p>
      <text:p text:style-name="P80"><text:tab/>mov dx,[bp]+2</text:p>
      <text:p text:style-name="P80"><text:tab/>ret 2</text:p>
      <text:p text:style-name="P80">Main ENDP</text:p>
      <text:p text:style-name="P80">CODE ENDS</text:p>
      <text:p text:style-name="P80">END Main</text:p>
      <text:p text:style-name="P79"/>
      <text:p text:style-name="P79"/>
      <text:p text:style-name="P7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h text:style-name="P74" text:outline-level="1"><text:span text:style-name="T27">Приложение </text:span><text:span text:style-name="T26">В</text:span><text:span text:style-name="T27"><text:line-break/>тексты файлов диагностических сообщений </text:span></text:h>
      <text:p text:style-name="P61"><text:span text:style-name="T13">Название</text:span> файла: <text:span text:style-name="T42">error</text:span><text:span text:style-name="T12">.lst</text:span></text:p>
      <text:p text:style-name="P82">#Microsoft (R) Macro Assembler Version 5.10 <text:s text:c="17"/>10/16/22 15:04:0</text:p>
      <text:p text:style-name="P82"><text:s text:c="61"/>Page <text:s text:c="4"/>1-1</text:p>
      <text:p text:style-name="P82"/>
      <text:p text:style-name="P82"/>
      <text:p text:style-name="P82"><text:s/>= 0024<text:tab/><text:tab/><text:tab/><text:tab/>EOL EQU '$'</text:p>
      <text:p text:style-name="P82"><text:s/>= 0002<text:tab/><text:tab/><text:tab/><text:tab/>ind EQU 2</text:p>
      <text:p text:style-name="P82"><text:s/>= 01F4<text:tab/><text:tab/><text:tab/><text:tab/>n1 EQU 500</text:p>
      <text:p text:style-name="P82"><text:s/>=-0032<text:tab/><text:tab/><text:tab/><text:tab/>n2 EQU -50</text:p>
      <text:p text:style-name="P82"><text:tab/><text:tab/><text:tab/><text:tab/>; Стек программы</text:p>
      <text:p text:style-name="P82"><text:s/>0000<text:tab/><text:tab/><text:tab/><text:tab/>AStack SEGMENT STACK</text:p>
      <text:p text:style-name="P82"><text:s/>0000 <text:s/>000C[<text:tab/><text:tab/><text:tab/><text:tab/>DW 12 DUP(?)</text:p>
      <text:p text:style-name="P82"><text:tab/> <text:s text:c="2"/>????<text:tab/><text:tab/><text:tab/></text:p>
      <text:p text:style-name="P82"><text:tab/><text:tab/><text:tab/> ]<text:tab/></text:p>
      <text:p text:style-name="P82"><text:tab/><text:tab/><text:tab/><text:tab/></text:p>
      <text:p text:style-name="P82"><text:s/>0018<text:tab/><text:tab/><text:tab/><text:tab/>AStack ENDS</text:p>
      <text:p text:style-name="P82"><text:tab/><text:tab/><text:tab/><text:tab/>; Данные программы</text:p>
      <text:p text:style-name="P82"><text:s/>0000<text:tab/><text:tab/><text:tab/><text:tab/>DATA SEGMENT</text:p>
      <text:p text:style-name="P82"><text:tab/><text:tab/><text:tab/><text:tab/>; Директивы описания данных</text:p>
      <text:p text:style-name="P82"><text:s/>0000 <text:s/>0000<text:tab/><text:tab/><text:tab/><text:tab/>mem1 DW 0</text:p>
      <text:p text:style-name="P82"><text:s/>0002 <text:s/>0000<text:tab/><text:tab/><text:tab/><text:tab/>mem2 DW 0</text:p>
      <text:p text:style-name="P82"><text:s/>0004 <text:s/>0000<text:tab/><text:tab/><text:tab/><text:tab/>mem3 DW 0</text:p>
      <text:p text:style-name="P82"><text:s/>0006 <text:s/>08 07 06 05 01 02<text:tab/><text:tab/>vec1 DB 8,7,6,5,1,2,3,4 </text:p>
      <text:p text:style-name="P82"><text:s text:c="7"/>03 04<text:tab/><text:tab/><text:tab/></text:p>
      <text:p text:style-name="P82"><text:s/>000E <text:s/>E2 D8 1E 28 F6 EC<text:tab/><text:tab/>vec2 DB -30,-40,30,40,-10,-20,10,20</text:p>
      <text:p text:style-name="P82"><text:s text:c="7"/>0A 14<text:tab/><text:tab/><text:tab/></text:p>
      <text:p text:style-name="P82"><text:s/>0016 <text:s/>FF FE FD FC 08 07<text:tab/><text:tab/>matr DB -1,-2,-3,-4,8,7,6,5,-5,-6,-7,-8</text:p>
      <text:p text:style-name="P82"><text:tab/><text:tab/><text:tab/><text:tab/>,4,3,2,1</text:p>
      <text:p text:style-name="P82"><text:s text:c="7"/>06 05 FB FA F9 F8<text:tab/></text:p>
      <text:p text:style-name="P82"><text:s text:c="7"/>04 03 02 01<text:tab/><text:tab/></text:p>
      <text:p text:style-name="P82"><text:s/>0026<text:tab/><text:tab/><text:tab/><text:tab/>DATA ENDS</text:p>
      <text:p text:style-name="P82"><text:tab/><text:tab/><text:tab/><text:tab/>; Код программы</text:p>
      <text:p text:style-name="P82"><text:s/>0000<text:tab/><text:tab/><text:tab/><text:tab/>CODE SEGMENT</text:p>
      <text:p text:style-name="P82"><text:tab/><text:tab/><text:tab/><text:tab/><text:tab/>ASSUME CS:CODE, DS:DATA, SS:AStack</text:p>
      <text:p text:style-name="P82"><text:tab/><text:tab/><text:tab/><text:tab/>; Головная процедура</text:p>
      <text:p text:style-name="P82"><text:s/>0000<text:tab/><text:tab/><text:tab/><text:tab/>Main PROC FAR</text:p>
      <text:p text:style-name="P82"><text:s/>0000 <text:s/>1E<text:tab/><text:tab/><text:tab/><text:tab/>push DS</text:p>
      <text:p text:style-name="P82"><text:s/>0001 <text:s/>2B C0<text:tab/><text:tab/><text:tab/><text:tab/>sub AX,AX</text:p>
      <text:p text:style-name="P82"><text:s/>0003 <text:s/>50<text:tab/><text:tab/><text:tab/><text:tab/>push AX</text:p>
      <text:p text:style-name="P82"><text:s/>0004 <text:s/>B8 ---- R<text:tab/><text:tab/><text:tab/>mov AX,DATA</text:p>
      <text:p text:style-name="P82"><text:s/>0007 <text:s/>8E D8<text:tab/><text:tab/><text:tab/><text:tab/>mov DS,AX</text:p>
      <text:p text:style-name="P82"><text:tab/><text:tab/><text:tab/><text:tab/>; ПРОВЕРКА РЕЖИМОВ АДРЕСАЦИИ НА УРОВНЕ СМЕЩЕНИЙ</text:p>
      <text:p text:style-name="P82"><text:tab/><text:tab/><text:tab/><text:tab/>; Регистровая адресация</text:p>
      <text:p text:style-name="P82"><text:s/>0009 <text:s/>B8 01F4<text:tab/><text:tab/><text:tab/><text:tab/>mov ax,n1</text:p>
      <text:p text:style-name="P82"><text:s/>000C <text:s/>8B C8<text:tab/><text:tab/><text:tab/><text:tab/>mov cx,ax</text:p>
      <text:p text:style-name="P82"><text:s/>000E <text:s/>B3 24<text:tab/><text:tab/><text:tab/><text:tab/>mov bl,EOL</text:p>
      <text:p text:style-name="P82"><text:soft-page-break/><text:s/>0010 <text:s/>B7 CE<text:tab/><text:tab/><text:tab/><text:tab/>mov bh,n2</text:p>
      <text:p text:style-name="P82"><text:tab/><text:tab/><text:tab/><text:tab/>; Прямая адресация</text:p>
      <text:p text:style-name="P82"><text:s/>0012 <text:s/>C7 06 0002 R FFCE<text:tab/><text:tab/>mov mem2,n2</text:p>
      <text:p text:style-name="P82"><text:s/>0018 <text:s/>BB 0006 R<text:tab/><text:tab/><text:tab/>mov bx,OFFSET vec1</text:p>
      <text:p text:style-name="P82"><text:s/>001B <text:s/>A3 0000 R<text:tab/><text:tab/><text:tab/>mov mem1,ax</text:p>
      <text:p text:style-name="P82"><text:tab/><text:tab/><text:tab/><text:tab/>; Косвенная адресация</text:p>
      <text:p text:style-name="P82"><text:s/>001E <text:s/>8A 07<text:tab/><text:tab/><text:tab/><text:tab/>mov al,[bx]</text:p>
      <text:p text:style-name="P82"><text:tab/><text:tab/><text:tab/><text:tab/><text:tab/>mov mem3,[bx]</text:p>
      <text:p text:style-name="P82">LAB2.ASM(41): error A2052: Improper operand type</text:p>
      <text:p text:style-name="P82"><text:tab/><text:tab/><text:tab/><text:tab/>; Базированная адресация</text:p>
      <text:p text:style-name="P82"><text:s/>0020 <text:s/>8A 47 03<text:tab/><text:tab/><text:tab/><text:tab/>mov al,[bx]+3</text:p>
      <text:p text:style-name="P82"><text:s/>0023 <text:s/>8B 4F 03<text:tab/><text:tab/><text:tab/><text:tab/>mov cx,3[bx]</text:p>
      <text:p text:style-name="P82"><text:tab/><text:tab/><text:tab/><text:tab/>; Индексная адресация</text:p>
      <text:p text:style-name="P82"><text:s/>0026 <text:s/>BF 0002<text:tab/><text:tab/><text:tab/><text:tab/>mov di,ind</text:p>
      <text:p text:style-name="P82"/>
      <text:p text:style-name="P82"/>
      <text:p text:style-name="P82">#Microsoft (R) Macro Assembler Version 5.10 <text:s text:c="17"/>10/16/22 15:04:0</text:p>
      <text:p text:style-name="P82"><text:s text:c="61"/>Page <text:s text:c="4"/>1-2</text:p>
      <text:p text:style-name="P82"/>
      <text:p text:style-name="P82"/>
      <text:p text:style-name="P82"><text:s/>0029 <text:s/>8A 85 000E R<text:tab/><text:tab/><text:tab/>mov al,vec2[di]</text:p>
      <text:p text:style-name="P82"><text:s/>002D <text:s/>8B 8D 000E R<text:tab/><text:tab/><text:tab/>mov cx,vec2[di]</text:p>
      <text:p text:style-name="P82">LAB2.ASM(48): warning A4031: Operand types must match</text:p>
      <text:p text:style-name="P82"><text:tab/><text:tab/><text:tab/><text:tab/>; Адресация с базированием и индексированием</text:p>
      <text:p text:style-name="P82"><text:s/>0031 <text:s/>BB 0003<text:tab/><text:tab/><text:tab/><text:tab/>mov bx,3</text:p>
      <text:p text:style-name="P82"><text:s/>0034 <text:s/>8A 81 0016 R<text:tab/><text:tab/><text:tab/>mov al,matr[bx][di]</text:p>
      <text:p text:style-name="P82"><text:s/>0038 <text:s/>8B 89 0016 R<text:tab/><text:tab/><text:tab/>mov cx,matr[bx][di]</text:p>
      <text:p text:style-name="P82">LAB2.ASM(52): warning A4031: Operand types must match</text:p>
      <text:p text:style-name="P82"><text:s/>003C <text:s/>8B 85 0022 R<text:tab/><text:tab/><text:tab/>mov ax,matr[bx*4][di]</text:p>
      <text:p text:style-name="P82">LAB2.ASM(53): error A2055: Illegal register value</text:p>
      <text:p text:style-name="P82"><text:tab/><text:tab/><text:tab/><text:tab/>; ПРОВЕРКА РЕЖИМОВ АДРЕСАЦИИ С УЧЕТОМ СЕГМЕНТОВ</text:p>
      <text:p text:style-name="P82"><text:tab/><text:tab/><text:tab/><text:tab/>; Переопределение сегмента</text:p>
      <text:p text:style-name="P82"><text:tab/><text:tab/><text:tab/><text:tab/>; ------ вариант 1</text:p>
      <text:p text:style-name="P82"><text:s/>0040 <text:s/>B8 ---- R<text:tab/><text:tab/><text:tab/>mov ax, SEG vec2</text:p>
      <text:p text:style-name="P82"><text:s/>0043 <text:s/>8E C0<text:tab/><text:tab/><text:tab/><text:tab/>mov es, ax</text:p>
      <text:p text:style-name="P82"><text:s/>0045 <text:s/>26: 8B 07<text:tab/><text:tab/><text:tab/>mov ax, es:[bx]</text:p>
      <text:p text:style-name="P82"><text:s/>0048 <text:s/>B8 0000<text:tab/><text:tab/><text:tab/><text:tab/>mov ax, 0</text:p>
      <text:p text:style-name="P82"><text:tab/><text:tab/><text:tab/><text:tab/>; ------ вариант 2</text:p>
      <text:p text:style-name="P82"><text:s/>004B <text:s/>8E C0<text:tab/><text:tab/><text:tab/><text:tab/>mov es, ax</text:p>
      <text:p text:style-name="P82"><text:s/>004D <text:s/>1E<text:tab/><text:tab/><text:tab/><text:tab/>push ds</text:p>
      <text:p text:style-name="P82"><text:s/>004E <text:s/>07<text:tab/><text:tab/><text:tab/><text:tab/>pop es</text:p>
      <text:p text:style-name="P82"><text:s/>004F <text:s/>26: 8B 4F FF<text:tab/><text:tab/><text:tab/>mov cx, es:[bx-1]</text:p>
      <text:p text:style-name="P82"><text:s/>0053 <text:s/>91<text:tab/><text:tab/><text:tab/><text:tab/>xchg cx,ax</text:p>
      <text:p text:style-name="P82"><text:tab/><text:tab/><text:tab/><text:tab/>; ------ вариант 3</text:p>
      <text:p text:style-name="P82"><text:s/>0054 <text:s/>BF 0002<text:tab/><text:tab/><text:tab/><text:tab/>mov di,ind</text:p>
      <text:p text:style-name="P82"><text:s/>0057 <text:s/>26: 89 01<text:tab/><text:tab/><text:tab/>mov es:[bx+di],ax</text:p>
      <text:p text:style-name="P82"><text:tab/><text:tab/><text:tab/><text:tab/>; ------ вариант 4</text:p>
      <text:p text:style-name="P82"><text:s/>005A <text:s/>8B EC<text:tab/><text:tab/><text:tab/><text:tab/>mov bp,sp</text:p>
      <text:p text:style-name="P82"><text:s/>005C <text:s/>3E: 8B 86 0016 R<text:tab/><text:tab/><text:tab/>mov ax,matr[bp+bx]</text:p>
      <text:p text:style-name="P82">LAB2.ASM(72): error A2046: Multiple base registers</text:p>
      <text:p text:style-name="P82"><text:s/>0061 <text:s/>3E: 8B 83 0016 R<text:tab/><text:tab/><text:tab/>mov ax,matr[bp+di+si]</text:p>
      <text:p text:style-name="P82">LAB2.ASM(73): error A2047: Multiple index registers</text:p>
      <text:p text:style-name="P82"><text:tab/><text:tab/><text:tab/><text:tab/>; Использование сегмента стека</text:p>
      <text:p text:style-name="P82"><text:soft-page-break/><text:s/>0066 <text:s/>FF 36 0000 R<text:tab/><text:tab/><text:tab/>push mem1</text:p>
      <text:p text:style-name="P82"><text:s/>006A <text:s/>FF 36 0002 R<text:tab/><text:tab/><text:tab/>push mem2</text:p>
      <text:p text:style-name="P82"><text:s/>006E <text:s/>8B EC<text:tab/><text:tab/><text:tab/><text:tab/>mov bp,sp</text:p>
      <text:p text:style-name="P82"><text:s/>0070 <text:s/>8B 56 02<text:tab/><text:tab/><text:tab/><text:tab/>mov dx,[bp]+2</text:p>
      <text:p text:style-name="P82"><text:s/>0073 <text:s/>CA 0002<text:tab/><text:tab/><text:tab/><text:tab/>ret 2</text:p>
      <text:p text:style-name="P82"><text:s/>0076<text:tab/><text:tab/><text:tab/><text:tab/>Main ENDP</text:p>
      <text:p text:style-name="P82">LAB2.ASM(80): error A2006: Phase error between passes</text:p>
      <text:p text:style-name="P82"><text:s/>0076<text:tab/><text:tab/><text:tab/><text:tab/>CODE ENDS</text:p>
      <text:p text:style-name="P82"><text:tab/><text:tab/><text:tab/><text:tab/>END Main</text:p>
      <text:p text:style-name="P82"><text:span text:style-name="T43"/></text:p>
      <text:p text:style-name="P82"><text:span text:style-name="T43"/></text:p>
      <text:p text:style-name="P82"><text:span text:style-name="T43">#Microsoft (R) Macro Assembler Version 5.10 <text:s text:c="17"/>10/16/22 15:04:0</text:span></text:p>
      <text:p text:style-name="P83"><text:s text:c="61"/>Symbols-1</text:p>
      <text:p text:style-name="P83"/>
      <text:p text:style-name="P83"/>
      <text:p text:style-name="P83">Segments and Groups:</text:p>
      <text:p text:style-name="P83"/>
      <text:p text:style-name="P83"><text:s text:c="16"/>N a m e <text:s text:c="8"/><text:tab/>Length<text:tab/> Align<text:tab/>Combine Class</text:p>
      <text:p text:style-name="P83"/>
      <text:p text:style-name="P83">ASTACK . . . . . . . . . . . . . <text:s/><text:tab/>0018<text:tab/>PARA<text:tab/>STACK<text:tab/></text:p>
      <text:p text:style-name="P83">CODE . . . . . . . . . . . . . . <text:s/><text:tab/>0076<text:tab/>PARA<text:tab/>NONE<text:tab/></text:p>
      <text:p text:style-name="P83">DATA . . . . . . . . . . . . . . <text:s/><text:tab/>0026<text:tab/>PARA<text:tab/>NONE<text:tab/></text:p>
      <text:p text:style-name="P83"/>
      <text:p text:style-name="P83">Symbols: <text:s text:c="11"/></text:p>
      <text:p text:style-name="P83"/>
      <text:p text:style-name="P83"><text:s text:c="16"/>N a m e <text:s text:c="8"/><text:tab/>Type<text:tab/> Value<text:tab/> Attr</text:p>
      <text:p text:style-name="P83"/>
      <text:p text:style-name="P83">EOL <text:s/>. . . . . . . . . . . . . . <text:s/><text:tab/>NUMBER<text:tab/>0024<text:tab/></text:p>
      <text:p text:style-name="P83"/>
      <text:p text:style-name="P83">IND <text:s/>. . . . . . . . . . . . . . <text:s/><text:tab/>NUMBER<text:tab/>0002<text:tab/></text:p>
      <text:p text:style-name="P83"/>
      <text:p text:style-name="P83">MAIN . . . . . . . . . . . . . . <text:s/><text:tab/>F PROC<text:tab/>0000<text:tab/>CODE<text:tab/>Length = 0076</text:p>
      <text:p text:style-name="P83">MATR . . . . . . . . . . . . . . <text:s/><text:tab/>L BYTE<text:tab/>0016<text:tab/>DATA</text:p>
      <text:p text:style-name="P83">MEM1 . . . . . . . . . . . . . . <text:s/><text:tab/>L WORD<text:tab/>0000<text:tab/>DATA</text:p>
      <text:p text:style-name="P83">MEM2 . . . . . . . . . . . . . . <text:s/><text:tab/>L WORD<text:tab/>0002<text:tab/>DATA</text:p>
      <text:p text:style-name="P83">MEM3 . . . . . . . . . . . . . . <text:s/><text:tab/>L WORD<text:tab/>0004<text:tab/>DATA</text:p>
      <text:p text:style-name="P83"/>
      <text:p text:style-name="P83">N1 . . . . . . . . . . . . . . . <text:s/><text:tab/>NUMBER<text:tab/>01F4<text:tab/></text:p>
      <text:p text:style-name="P83">N2 . . . . . . . . . . . . . . . <text:s/><text:tab/>NUMBER<text:tab/>-0032<text:tab/></text:p>
      <text:p text:style-name="P83"/>
      <text:p text:style-name="P83">VEC1 . . . . . . . . . . . . . . <text:s/><text:tab/>L BYTE<text:tab/>0006<text:tab/>DATA</text:p>
      <text:p text:style-name="P83">VEC2 . . . . . . . . . . . . . . <text:s/><text:tab/>L BYTE<text:tab/>000E<text:tab/>DATA</text:p>
      <text:p text:style-name="P83"/>
      <text:p text:style-name="P83">@CPU . . . . . . . . . . . . . . <text:s/><text:tab/>TEXT <text:s/>0101h<text:tab/><text:tab/></text:p>
      <text:p text:style-name="P83">@FILENAME <text:s/>. . . . . . . . . . . <text:s/><text:tab/>TEXT <text:s/>LAB2<text:tab/><text:tab/></text:p>
      <text:p text:style-name="P83">@VERSION . . . . . . . . . . . . <text:s/><text:tab/>TEXT <text:s/>510<text:tab/><text:tab/></text:p>
      <text:p text:style-name="P83"/>
      <text:p text:style-name="P83"/>
      <text:p text:style-name="P83"><text:s text:c="5"/>82 Source <text:s/>Lines</text:p>
      <text:p text:style-name="P83"><text:s text:c="5"/>82 Total <text:s text:c="2"/>Lines</text:p>
      <text:p text:style-name="P83"><text:s text:c="5"/>19 Symbols</text:p>
      <text:p text:style-name="P83"/>
      <text:p text:style-name="P83"><text:soft-page-break/><text:s text:c="2"/>47832 + 461475 Bytes symbol space free</text:p>
      <text:p text:style-name="P83"/>
      <text:p text:style-name="P83"><text:s text:c="6"/>2 Warning Errors</text:p>
      <text:p text:style-name="P83"><text:s text:c="6"/>5 Severe <text:s/>Errors</text:p>
      <text:p text:style-name="P81"/>
      <text:p text:style-name="P60"/>
      <text:p text:style-name="P60"><text:span text:style-name="T13"><text:tab/>Название</text:span> файла: <text:span text:style-name="T42">correct</text:span><text:span text:style-name="T12">.lst</text:span></text:p>
      <text:p text:style-name="P77"/>
      <text:p text:style-name="P77">#Microsoft (R) Macro Assembler Version 5.10 <text:s text:c="17"/>10/16/22 16:56:4</text:p>
      <text:p text:style-name="P77"><text:s text:c="61"/>Page <text:s text:c="4"/>1-1</text:p>
      <text:p text:style-name="P77"/>
      <text:p text:style-name="P77"/>
      <text:p text:style-name="P77"><text:s/>= 0024<text:tab/><text:tab/><text:tab/><text:tab/>EOL EQU '$'</text:p>
      <text:p text:style-name="P77"><text:s/>= 0002<text:tab/><text:tab/><text:tab/><text:tab/>ind EQU 2</text:p>
      <text:p text:style-name="P77"><text:s/>= 01F4<text:tab/><text:tab/><text:tab/><text:tab/>n1 EQU 500</text:p>
      <text:p text:style-name="P77"><text:s/>=-0032<text:tab/><text:tab/><text:tab/><text:tab/>n2 EQU -50</text:p>
      <text:p text:style-name="P77"><text:tab/><text:tab/><text:tab/><text:tab/>; Стек программы</text:p>
      <text:p text:style-name="P77"><text:s/>0000<text:tab/><text:tab/><text:tab/><text:tab/>AStack SEGMENT STACK</text:p>
      <text:p text:style-name="P77"><text:s/>0000 <text:s/>000C[<text:tab/><text:tab/><text:tab/><text:tab/>DW 12 DUP(?)</text:p>
      <text:p text:style-name="P77"><text:tab/> <text:s text:c="2"/>????<text:tab/><text:tab/><text:tab/></text:p>
      <text:p text:style-name="P77"><text:tab/><text:tab/><text:tab/> ]<text:tab/></text:p>
      <text:p text:style-name="P77"><text:tab/><text:tab/><text:tab/><text:tab/></text:p>
      <text:p text:style-name="P77"><text:s/>0018<text:tab/><text:tab/><text:tab/><text:tab/>AStack ENDS</text:p>
      <text:p text:style-name="P77"><text:tab/><text:tab/><text:tab/><text:tab/>; Данные программы</text:p>
      <text:p text:style-name="P77"><text:s/>0000<text:tab/><text:tab/><text:tab/><text:tab/>DATA SEGMENT</text:p>
      <text:p text:style-name="P77"><text:tab/><text:tab/><text:tab/><text:tab/>; Директивы описания данных</text:p>
      <text:p text:style-name="P77"><text:s/>0000 <text:s/>0000<text:tab/><text:tab/><text:tab/><text:tab/>mem1 DW 0</text:p>
      <text:p text:style-name="P77"><text:s/>0002 <text:s/>0000<text:tab/><text:tab/><text:tab/><text:tab/>mem2 DW 0</text:p>
      <text:p text:style-name="P77"><text:s/>0004 <text:s/>0000<text:tab/><text:tab/><text:tab/><text:tab/>mem3 DW 0</text:p>
      <text:p text:style-name="P77"><text:s/>0006 <text:s/>08 07 06 05 01 02<text:tab/><text:tab/>vec1 DB 8,7,6,5,1,2,3,4 </text:p>
      <text:p text:style-name="P77"><text:s text:c="7"/>03 04<text:tab/><text:tab/><text:tab/></text:p>
      <text:p text:style-name="P77"><text:s/>000E <text:s/>E2 D8 1E 28 F6 EC<text:tab/><text:tab/>vec2 DB -30,-40,30,40,-10,-20,10,20</text:p>
      <text:p text:style-name="P77"><text:s text:c="7"/>0A 14<text:tab/><text:tab/><text:tab/></text:p>
      <text:p text:style-name="P77"><text:s/>0016 <text:s/>FF FE FD FC 08 07<text:tab/><text:tab/>matr DB -1,-2,-3,-4,8,7,6,5,-5,-6,-7,-8</text:p>
      <text:p text:style-name="P77"><text:tab/><text:tab/><text:tab/><text:tab/>,4,3,2,1</text:p>
      <text:p text:style-name="P77"><text:soft-page-break/><text:s text:c="7"/>06 05 FB FA F9 F8<text:tab/></text:p>
      <text:p text:style-name="P77"><text:s text:c="7"/>04 03 02 01<text:tab/><text:tab/></text:p>
      <text:p text:style-name="P77"><text:s/>0026<text:tab/><text:tab/><text:tab/><text:tab/>DATA ENDS</text:p>
      <text:p text:style-name="P77"><text:tab/><text:tab/><text:tab/><text:tab/>; Код программы</text:p>
      <text:p text:style-name="P77"><text:s/>0000<text:tab/><text:tab/><text:tab/><text:tab/>CODE SEGMENT</text:p>
      <text:p text:style-name="P77"><text:tab/><text:tab/><text:tab/><text:tab/><text:tab/>ASSUME CS:CODE, DS:DATA, SS:AStack</text:p>
      <text:p text:style-name="P77"><text:tab/><text:tab/><text:tab/><text:tab/>; Головная процедура</text:p>
      <text:p text:style-name="P77"><text:s/>0000<text:tab/><text:tab/><text:tab/><text:tab/>Main PROC FAR</text:p>
      <text:p text:style-name="P77"><text:s/>0000 <text:s/>1E<text:tab/><text:tab/><text:tab/><text:tab/>push DS</text:p>
      <text:p text:style-name="P77"><text:s/>0001 <text:s/>2B C0<text:tab/><text:tab/><text:tab/><text:tab/>sub AX,AX</text:p>
      <text:p text:style-name="P77"><text:s/>0003 <text:s/>50<text:tab/><text:tab/><text:tab/><text:tab/>push AX</text:p>
      <text:p text:style-name="P77"><text:s/>0004 <text:s/>B8 ---- R<text:tab/><text:tab/><text:tab/>mov AX,DATA</text:p>
      <text:p text:style-name="P77"><text:s/>0007 <text:s/>8E D8<text:tab/><text:tab/><text:tab/><text:tab/>mov DS,AX</text:p>
      <text:p text:style-name="P77"><text:tab/><text:tab/><text:tab/><text:tab/>; ПРОВЕРКА РЕЖИМОВ АДРЕСАЦИИ НА УРОВНЕ СМЕЩЕНИЙ</text:p>
      <text:p text:style-name="P77"><text:tab/><text:tab/><text:tab/><text:tab/>; Регистровая адресация</text:p>
      <text:p text:style-name="P77"><text:s/>0009 <text:s/>B8 01F4<text:tab/><text:tab/><text:tab/><text:tab/>mov ax,n1</text:p>
      <text:p text:style-name="P77"><text:s/>000C <text:s/>8B C8<text:tab/><text:tab/><text:tab/><text:tab/>mov cx,ax</text:p>
      <text:p text:style-name="P77"><text:s/>000E <text:s/>B3 24<text:tab/><text:tab/><text:tab/><text:tab/>mov bl,EOL</text:p>
      <text:p text:style-name="P77"><text:s/>0010 <text:s/>B7 CE<text:tab/><text:tab/><text:tab/><text:tab/>mov bh,n2</text:p>
      <text:p text:style-name="P77"><text:tab/><text:tab/><text:tab/><text:tab/>; Прямая адресация</text:p>
      <text:p text:style-name="P77"><text:s/>0012 <text:s/>C7 06 0002 R FFCE<text:tab/><text:tab/>mov mem2,n2</text:p>
      <text:p text:style-name="P77"><text:s/>0018 <text:s/>BB 0006 R<text:tab/><text:tab/><text:tab/>mov bx,OFFSET vec1</text:p>
      <text:p text:style-name="P77"><text:s/>001B <text:s/>A3 0000 R<text:tab/><text:tab/><text:tab/>mov mem1,ax</text:p>
      <text:p text:style-name="P77"><text:tab/><text:tab/><text:tab/><text:tab/>; Косвенная адресация</text:p>
      <text:p text:style-name="P77"><text:s/>001E <text:s/>8A 07<text:tab/><text:tab/><text:tab/><text:tab/>mov al,[bx]</text:p>
      <text:p text:style-name="P77"><text:tab/><text:tab/><text:tab/><text:tab/>; <text:s text:c="6"/>mov mem3,[bx]</text:p>
      <text:p text:style-name="P77"><text:tab/><text:tab/><text:tab/><text:tab/>; Базированная адресация</text:p>
      <text:p text:style-name="P77"><text:s/>0020 <text:s/>8A 47 03<text:tab/><text:tab/><text:tab/><text:tab/>mov al,[bx]+3</text:p>
      <text:p text:style-name="P77"><text:s/>0023 <text:s/>8B 4F 03<text:tab/><text:tab/><text:tab/><text:tab/>mov cx,3[bx]</text:p>
      <text:p text:style-name="P77"><text:tab/><text:tab/><text:tab/><text:tab/>; Индексная адресация</text:p>
      <text:p text:style-name="P77"><text:s/>0026 <text:s/>BF 0002<text:tab/><text:tab/><text:tab/><text:tab/>mov di,ind</text:p>
      <text:p text:style-name="P77"/>
      <text:p text:style-name="P77"/>
      <text:p text:style-name="P77">#Microsoft (R) Macro Assembler Version 5.10 <text:s text:c="17"/>10/16/22 16:56:4</text:p>
      <text:p text:style-name="P77"><text:s text:c="61"/>Page <text:s text:c="4"/>1-2</text:p>
      <text:p text:style-name="P77"><text:soft-page-break/></text:p>
      <text:p text:style-name="P77"/>
      <text:p text:style-name="P77"><text:s/>0029 <text:s/>8A 85 000E R<text:tab/><text:tab/><text:tab/>mov al,vec2[di]</text:p>
      <text:p text:style-name="P77"><text:tab/><text:tab/><text:tab/><text:tab/>; <text:s text:c="7"/>mov cx,vec2[di]</text:p>
      <text:p text:style-name="P77"><text:tab/><text:tab/><text:tab/><text:tab/>; Адресация с базированием и индексированием</text:p>
      <text:p text:style-name="P77"><text:s/>002D <text:s/>BB 0003<text:tab/><text:tab/><text:tab/><text:tab/>mov bx,3</text:p>
      <text:p text:style-name="P77"><text:s/>0030 <text:s/>8A 81 0016 R<text:tab/><text:tab/><text:tab/>mov al,matr[bx][di]</text:p>
      <text:p text:style-name="P77"><text:tab/><text:tab/><text:tab/><text:tab/>; <text:s text:c="6"/>mov cx,matr[bx][di]</text:p>
      <text:p text:style-name="P77"><text:tab/><text:tab/><text:tab/><text:tab/>; <text:s text:c="7"/>mov ax,matr[bx*4][di]</text:p>
      <text:p text:style-name="P77"><text:tab/><text:tab/><text:tab/><text:tab/>; ПРОВЕРКА РЕЖИМОВ АДРЕСАЦИИ С УЧЕТОМ СЕГМЕНТОВ</text:p>
      <text:p text:style-name="P77"><text:tab/><text:tab/><text:tab/><text:tab/>; Переопределение сегмента</text:p>
      <text:p text:style-name="P77"><text:tab/><text:tab/><text:tab/><text:tab/>; ------ вариант 1</text:p>
      <text:p text:style-name="P77"><text:s/>0034 <text:s/>B8 ---- R<text:tab/><text:tab/><text:tab/>mov ax, SEG vec2</text:p>
      <text:p text:style-name="P77"><text:s/>0037 <text:s/>8E C0<text:tab/><text:tab/><text:tab/><text:tab/>mov es, ax</text:p>
      <text:p text:style-name="P77"><text:s/>0039 <text:s/>26: 8B 07<text:tab/><text:tab/><text:tab/>mov ax, es:[bx]</text:p>
      <text:p text:style-name="P77"><text:s/>003C <text:s/>B8 0000<text:tab/><text:tab/><text:tab/><text:tab/>mov ax, 0</text:p>
      <text:p text:style-name="P77"><text:tab/><text:tab/><text:tab/><text:tab/>; ------ вариант 2</text:p>
      <text:p text:style-name="P77"><text:s/>003F <text:s/>8E C0<text:tab/><text:tab/><text:tab/><text:tab/>mov es, ax</text:p>
      <text:p text:style-name="P77"><text:s/>0041 <text:s/>1E<text:tab/><text:tab/><text:tab/><text:tab/>push ds</text:p>
      <text:p text:style-name="P77"><text:s/>0042 <text:s/>07<text:tab/><text:tab/><text:tab/><text:tab/>pop es</text:p>
      <text:p text:style-name="P77"><text:s/>0043 <text:s/>26: 8B 4F FF<text:tab/><text:tab/><text:tab/>mov cx, es:[bx-1]</text:p>
      <text:p text:style-name="P77"><text:s/>0047 <text:s/>91<text:tab/><text:tab/><text:tab/><text:tab/>xchg cx,ax</text:p>
      <text:p text:style-name="P77"><text:tab/><text:tab/><text:tab/><text:tab/>; ------ вариант 3</text:p>
      <text:p text:style-name="P77"><text:s/>0048 <text:s/>BF 0002<text:tab/><text:tab/><text:tab/><text:tab/>mov di,ind</text:p>
      <text:p text:style-name="P77"><text:s/>004B <text:s/>26: 89 01<text:tab/><text:tab/><text:tab/>mov es:[bx+di],ax</text:p>
      <text:p text:style-name="P77"><text:tab/><text:tab/><text:tab/><text:tab/>; ------ вариант 4</text:p>
      <text:p text:style-name="P77"><text:s/>004E <text:s/>8B EC<text:tab/><text:tab/><text:tab/><text:tab/>mov bp,sp</text:p>
      <text:p text:style-name="P77"><text:tab/><text:tab/><text:tab/><text:tab/>; <text:s text:c="7"/>mov ax,matr[bp+bx]</text:p>
      <text:p text:style-name="P77"><text:tab/><text:tab/><text:tab/><text:tab/>; <text:s text:c="7"/>mov ax,matr[bp+di+si]</text:p>
      <text:p text:style-name="P77"><text:tab/><text:tab/><text:tab/><text:tab/>; Использование сегмента стека</text:p>
      <text:p text:style-name="P77"><text:s/>0050 <text:s/>FF 36 0000 R<text:tab/><text:tab/><text:tab/>push mem1</text:p>
      <text:p text:style-name="P77"><text:s/>0054 <text:s/>FF 36 0002 R<text:tab/><text:tab/><text:tab/>push mem2</text:p>
      <text:p text:style-name="P77"><text:s/>0058 <text:s/>8B EC<text:tab/><text:tab/><text:tab/><text:tab/>mov bp,sp</text:p>
      <text:p text:style-name="P77"><text:s/>005A <text:s/>8B 56 02<text:tab/><text:tab/><text:tab/><text:tab/>mov dx,[bp]+2</text:p>
      <text:p text:style-name="P77"><text:s/>005D <text:s/>CA 0002<text:tab/><text:tab/><text:tab/><text:tab/>ret 2</text:p>
      <text:p text:style-name="P77"><text:s/>0060<text:tab/><text:tab/><text:tab/><text:tab/>Main ENDP</text:p>
      <text:p text:style-name="P77"><text:s/>0060<text:tab/><text:tab/><text:tab/><text:tab/>CODE ENDS</text:p>
      <text:p text:style-name="P77"><text:soft-page-break/><text:tab/><text:tab/><text:tab/><text:tab/>END Main</text:p>
      <text:p text:style-name="P77"/>
      <text:p text:style-name="P77"/>
      <text:p text:style-name="P77">#Microsoft (R) Macro Assembler Version 5.10 <text:s text:c="17"/>10/16/22 16:56:4</text:p>
      <text:p text:style-name="P77"><text:s text:c="61"/>Symbols-1</text:p>
      <text:p text:style-name="P77"/>
      <text:p text:style-name="P77"/>
      <text:p text:style-name="P77">Segments and Groups:</text:p>
      <text:p text:style-name="P77"/>
      <text:p text:style-name="P77"><text:s text:c="16"/>N a m e <text:s text:c="8"/><text:tab/>Length<text:tab/> Align<text:tab/>Combine Class</text:p>
      <text:p text:style-name="P77"/>
      <text:p text:style-name="P77">ASTACK . . . . . . . . . . . . . <text:s/><text:tab/>0018<text:tab/>PARA<text:tab/>STACK<text:tab/></text:p>
      <text:p text:style-name="P77">CODE . . . . . . . . . . . . . . <text:s/><text:tab/>0060<text:tab/>PARA<text:tab/>NONE<text:tab/></text:p>
      <text:p text:style-name="P77">DATA . . . . . . . . . . . . . . <text:s/><text:tab/>0026<text:tab/>PARA<text:tab/>NONE<text:tab/></text:p>
      <text:p text:style-name="P77"/>
      <text:p text:style-name="P77">Symbols: <text:s text:c="11"/></text:p>
      <text:p text:style-name="P77"/>
      <text:p text:style-name="P77"><text:s text:c="16"/>N a m e <text:s text:c="8"/><text:tab/>Type<text:tab/> Value<text:tab/> Attr</text:p>
      <text:p text:style-name="P77"/>
      <text:p text:style-name="P77">EOL <text:s/>. . . . . . . . . . . . . . <text:s/><text:tab/>NUMBER<text:tab/>0024<text:tab/></text:p>
      <text:p text:style-name="P77"/>
      <text:p text:style-name="P77">IND <text:s/>. . . . . . . . . . . . . . <text:s/><text:tab/>NUMBER<text:tab/>0002<text:tab/></text:p>
      <text:p text:style-name="P77"/>
      <text:p text:style-name="P77">MAIN . . . . . . . . . . . . . . <text:s/><text:tab/>F PROC<text:tab/>0000<text:tab/>CODE<text:tab/>Length = 0060</text:p>
      <text:p text:style-name="P77">MATR . . . . . . . . . . . . . . <text:s/><text:tab/>L BYTE<text:tab/>0016<text:tab/>DATA</text:p>
      <text:p text:style-name="P77">MEM1 . . . . . . . . . . . . . . <text:s/><text:tab/>L WORD<text:tab/>0000<text:tab/>DATA</text:p>
      <text:p text:style-name="P77">MEM2 . . . . . . . . . . . . . . <text:s/><text:tab/>L WORD<text:tab/>0002<text:tab/>DATA</text:p>
      <text:p text:style-name="P77">MEM3 . . . . . . . . . . . . . . <text:s/><text:tab/>L WORD<text:tab/>0004<text:tab/>DATA</text:p>
      <text:p text:style-name="P77"/>
      <text:p text:style-name="P77">N1 . . . . . . . . . . . . . . . <text:s/><text:tab/>NUMBER<text:tab/>01F4<text:tab/></text:p>
      <text:p text:style-name="P77">N2 . . . . . . . . . . . . . . . <text:s/><text:tab/>NUMBER<text:tab/>-0032<text:tab/></text:p>
      <text:p text:style-name="P77"/>
      <text:p text:style-name="P77">VEC1 . . . . . . . . . . . . . . <text:s/><text:tab/>L BYTE<text:tab/>0006<text:tab/>DATA</text:p>
      <text:p text:style-name="P77">VEC2 . . . . . . . . . . . . . . <text:s/><text:tab/>L BYTE<text:tab/>000E<text:tab/>DATA</text:p>
      <text:p text:style-name="P77"/>
      <text:p text:style-name="P77"><text:soft-page-break/>@CPU . . . . . . . . . . . . . . <text:s/><text:tab/>TEXT <text:s/>0101h<text:tab/><text:tab/></text:p>
      <text:p text:style-name="P77">@FILENAME <text:s/>. . . . . . . . . . . <text:s/><text:tab/>TEXT <text:s/>LAB2<text:tab/><text:tab/></text:p>
      <text:p text:style-name="P77">@VERSION . . . . . . . . . . . . <text:s/><text:tab/>TEXT <text:s/>510<text:tab/><text:tab/></text:p>
      <text:p text:style-name="P77"/>
      <text:p text:style-name="P77"/>
      <text:p text:style-name="P77"><text:s text:c="5"/>82 Source <text:s/>Lines</text:p>
      <text:p text:style-name="P77"><text:s text:c="5"/>82 Total <text:s text:c="2"/>Lines</text:p>
      <text:p text:style-name="P77"><text:s text:c="5"/>19 Symbols</text:p>
      <text:p text:style-name="P77"/>
      <text:p text:style-name="P77"><text:s text:c="2"/>47832 + 461475 Bytes symbol space free</text:p>
      <text:p text:style-name="P77"/>
      <text:p text:style-name="P77"><text:s text:c="6"/>0 Warning Errors</text:p>
      <text:p text:style-name="P77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7H22M25S</meta:editing-duration>
    <meta:editing-cycles>72</meta:editing-cycles>
    <meta:generator>LibreOffice/7.3.6.2$Linux_X86_64 LibreOffice_project/30$Build-2</meta:generator>
    <dc:date>2022-10-16T19:40:21.602470472</dc:date>
    <meta:document-statistic meta:table-count="2" meta:image-count="0" meta:object-count="0" meta:page-count="18" meta:paragraph-count="789" meta:word-count="3394" meta:character-count="17384" meta:non-whitespace-character-count="13010"/>
  </office:meta>
</office:document-meta>
</file>